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201000001F4000000A0E13E424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6"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P7" style:family="paragraph" style:parent-style-name="Header_20_left">
      <style:text-properties style:text-underline-style="solid" style:text-underline-type="double" style:text-underline-width="auto" style:text-underline-color="font-color"/>
    </style:style>
    <style:style style:name="P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1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1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1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1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1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d7519" officeooo:paragraph-rsid="005d7519" style:font-size-asian="12pt" style:language-asian="ko" style:country-asian="KR" style:font-style-asian="italic" style:font-weight-asian="bold" style:font-size-complex="12pt" style:language-complex="ar" style:country-complex="SA" style:font-style-complex="italic" style:font-weight-complex="bold"/>
    </style:style>
    <style:style style:name="P1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d7519" officeooo:paragraph-rsid="00549034" style:font-size-asian="12pt" style:language-asian="ko" style:country-asian="KR" style:font-style-asian="italic" style:font-weight-asian="bold" style:font-size-complex="12pt" style:language-complex="ar" style:country-complex="SA" style:font-style-complex="italic" style:font-weight-complex="bold"/>
    </style:style>
    <style:style style:name="P1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weight="bold" officeooo:rsid="006ad951" officeooo:paragraph-rsid="0096ab60" style:font-size-asian="12pt" style:language-asian="ko" style:country-asian="KR" style:font-weight-asian="bold" style:font-size-complex="12pt" style:language-complex="ar" style:country-complex="SA" style:font-weight-complex="bold"/>
    </style:style>
    <style:style style:name="P1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7c114" style:font-name-asian="맑은 고딕" style:font-size-asian="10pt" style:language-asian="ko" style:country-asian="KR" style:font-size-complex="10pt" style:language-complex="ar" style:country-complex="SA"/>
    </style:style>
    <style:style style:name="P1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98dc7" style:font-name-asian="맑은 고딕" style:font-size-asian="10pt" style:language-asian="ko" style:country-asian="KR" style:font-size-complex="10pt" style:language-complex="ar" style:country-complex="SA"/>
    </style:style>
    <style:style style:name="P1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ff188" style:font-name-asian="맑은 고딕" style:font-size-asian="10pt" style:language-asian="ko" style:country-asian="KR" style:font-size-complex="10pt" style:language-complex="ar" style:country-complex="SA"/>
    </style:style>
    <style:style style:name="P2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3f7b61" style:font-name-asian="맑은 고딕" style:font-size-asian="10pt" style:language-asian="ko" style:country-asian="KR" style:font-size-complex="10pt" style:language-complex="ar" style:country-complex="SA"/>
    </style:style>
    <style:style style:name="P2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b1e48d" style:font-name-asian="맑은 고딕" style:font-size-asian="10pt" style:language-asian="ko" style:country-asian="KR" style:font-size-complex="10pt" style:language-complex="ar" style:country-complex="SA"/>
    </style:style>
    <style:style style:name="P2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2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2pt" fo:font-weight="bold" officeooo:rsid="003a2b89" officeooo:paragraph-rsid="003a2b89" style:font-name-asian="맑은 고딕" style:font-size-asian="12pt" style:language-asian="ko" style:country-asian="KR" style:font-weight-asian="bold" style:font-size-complex="12pt" style:language-complex="ar" style:country-complex="SA" style:font-weight-complex="bold"/>
    </style:style>
    <style:style style:name="P2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맑은 고딕" fo:font-size="10pt" officeooo:paragraph-rsid="00322757" style:font-name-asian="맑은 고딕" style:font-size-asian="10pt" style:language-asian="ko" style:country-asian="KR" style:font-size-complex="10pt" style:language-complex="ar" style:country-complex="SA"/>
    </style:style>
    <style:style style:name="P2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10d91" officeooo:paragraph-rsid="009a6126" style:font-name-asian="맑은 고딕" style:font-size-asian="10pt" style:language-asian="ko" style:country-asian="KR" style:font-size-complex="10pt" style:language-complex="ar" style:country-complex="SA"/>
    </style:style>
    <style:style style:name="P2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2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b1e48d" officeooo:paragraph-rsid="00b1e48d" style:font-name-asian="맑은 고딕" style:font-size-asian="10pt" style:language-asian="ko" style:country-asian="KR" style:font-size-complex="10pt" style:language-complex="ar" style:country-complex="SA"/>
    </style:style>
    <style:style style:name="P28" style:family="paragraph" style:parent-style-name="Autore">
      <style:paragraph-properties fo:margin-left="0cm" fo:margin-right="0cm" fo:margin-top="0.3cm" fo:margin-bottom="0cm" style:contextual-spacing="false" fo:line-height="100%" fo:orphans="0" fo:widows="0" fo:text-indent="0cm" style:auto-text-indent="false"/>
      <style:text-properties style:font-name="Liberation Serif" fo:font-size="12pt" officeooo:rsid="002b3c60" officeooo:paragraph-rsid="0096ab60" style:font-size-asian="12pt" style:language-asian="ko" style:country-asian="KR" style:font-size-complex="12pt" style:language-complex="ar" style:country-complex="SA"/>
    </style:style>
    <style:style style:name="P29" style:family="paragraph" style:parent-style-name="Preformatted_20_Text">
      <style:paragraph-properties fo:margin-top="0.3cm" fo:margin-bottom="0cm" style:contextual-spacing="false" fo:line-height="100%" fo:text-align="justify" style:justify-single-word="false" fo:keep-with-next="auto"/>
      <style:text-properties style:font-name="맑은 고딕" fo:font-size="12pt" fo:font-style="italic" fo:font-weight="bold" officeooo:rsid="00b45465" officeooo:paragraph-rsid="0051e25e" style:font-name-asian="맑은 고딕" style:font-size-asian="12pt" style:language-asian="ko" style:country-asian="KR" style:font-style-asian="italic" style:font-weight-asian="bold" style:font-size-complex="12pt" style:language-complex="ar" style:country-complex="SA" style:font-style-complex="italic" style:font-weight-complex="bold"/>
    </style:style>
    <style:style style:name="P30"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31"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505e09" officeooo:paragraph-rsid="00505e09" style:font-name-asian="맑은 고딕" style:font-size-asian="12pt" style:language-asian="ko" style:country-asian="KR" style:font-weight-asian="bold" style:font-size-complex="12pt" style:language-complex="ar" style:country-complex="SA" style:font-weight-complex="bold"/>
    </style:style>
    <style:style style:name="P32" style:family="paragraph" style:parent-style-name="Heading_20_3">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7bd50b" officeooo:paragraph-rsid="00deb147" style:font-size-asian="12pt" style:language-asian="ko" style:country-asian="KR" style:font-weight-asian="bold" style:font-size-complex="12pt" style:language-complex="ar" style:country-complex="SA" style:font-weight-complex="bold"/>
    </style:style>
    <style:style style:name="P33" style:family="paragraph" style:parent-style-name="Preformatted_20_Text">
      <style:paragraph-properties fo:margin-top="0.3cm" fo:margin-bottom="0cm" style:contextual-spacing="false" fo:line-height="100%" fo:text-align="justify" style:justify-single-word="false"/>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34" style:family="paragraph" style:parent-style-name="Autore">
      <style:text-properties officeooo:rsid="000313f0"/>
    </style:style>
    <style:style style:name="P35" style:family="paragraph" style:parent-style-name="Autore">
      <style:text-properties officeooo:rsid="004b3f28"/>
    </style:style>
    <style:style style:name="P36" style:family="paragraph" style:parent-style-name="Autore">
      <style:text-properties officeooo:rsid="00c1a0fd"/>
    </style:style>
    <style:style style:name="P37" style:family="paragraph" style:parent-style-name="Autore">
      <style:text-properties officeooo:paragraph-rsid="00c68300"/>
    </style:style>
    <style:style style:name="P38" style:family="paragraph" style:parent-style-name="Autore">
      <style:text-properties officeooo:paragraph-rsid="00cb3bf3"/>
    </style:style>
    <style:style style:name="P39" style:family="paragraph" style:parent-style-name="Autore">
      <style:text-properties officeooo:paragraph-rsid="00d2cd3b"/>
    </style:style>
    <style:style style:name="P40" style:family="paragraph" style:parent-style-name="Autore">
      <style:text-properties officeooo:rsid="00c7f716"/>
    </style:style>
    <style:style style:name="P41" style:family="paragraph" style:parent-style-name="Autore">
      <style:text-properties officeooo:rsid="00cd37d0" officeooo:paragraph-rsid="00cd651d" style:language-asian="ko" style:country-asian="KR"/>
    </style:style>
    <style:style style:name="P42" style:family="paragraph" style:parent-style-name="Autore">
      <style:text-properties officeooo:paragraph-rsid="00dcf8f7" style:language-asian="ko" style:country-asian="KR"/>
    </style:style>
    <style:style style:name="P43" style:family="paragraph" style:parent-style-name="Autore">
      <style:text-properties officeooo:paragraph-rsid="00ea83ad" style:language-asian="ko" style:country-asian="KR"/>
    </style:style>
    <style:style style:name="P44" style:family="paragraph" style:parent-style-name="Autore">
      <style:text-properties officeooo:rsid="00d9ea22" officeooo:paragraph-rsid="00dcf8f7" style:language-asian="ko" style:country-asian="KR"/>
    </style:style>
    <style:style style:name="P45" style:family="paragraph" style:parent-style-name="Autore">
      <style:text-properties officeooo:rsid="00ec5a35" officeooo:paragraph-rsid="00ec5a35" style:language-asian="ko" style:country-asian="KR"/>
    </style:style>
    <style:style style:name="P46" style:family="paragraph" style:parent-style-name="Autore">
      <style:text-properties fo:font-variant="normal" fo:text-transform="none" style:use-window-font-color="true" style:font-name="Liberation Serif" fo:font-size="12pt" officeooo:rsid="00310d91" officeooo:paragraph-rsid="00cd651d" style:font-size-asian="12pt" style:language-asian="ko" style:country-asian="KR" style:font-size-complex="12pt" style:language-complex="ar" style:country-complex="SA"/>
    </style:style>
    <style:style style:name="P47" style:family="paragraph" style:parent-style-name="Autore">
      <style:text-properties fo:font-variant="normal" fo:text-transform="none" style:use-window-font-color="true" officeooo:rsid="00e3ff3b" officeooo:paragraph-rsid="00e3ff3b" style:language-asian="ko" style:country-asian="KR"/>
    </style:style>
    <style:style style:name="P48" style:family="paragraph" style:parent-style-name="Autore">
      <style:text-properties officeooo:paragraph-rsid="00e3ff3b"/>
    </style:style>
    <style:style style:name="P49" style:family="paragraph" style:parent-style-name="Autore">
      <style:text-properties officeooo:paragraph-rsid="00e9670f"/>
    </style:style>
    <style:style style:name="P50" style:family="paragraph" style:parent-style-name="TitoloPrincipale" style:master-page-name="">
      <style:paragraph-properties fo:margin-left="0cm" fo:margin-right="0cm" fo:margin-top="0.3cm" fo:margin-bottom="0cm" style:contextual-spacing="false" fo:line-height="100%" fo:text-align="center" style:justify-single-word="false" fo:orphans="0" fo:widows="0" fo:text-indent="0cm" style:auto-text-indent="false" style:page-number="auto" fo:keep-with-next="auto"/>
      <style:text-properties fo:font-variant="normal" fo:text-transform="none" style:use-window-font-color="true" style:font-name="맑은 고딕" fo:font-size="14pt" officeooo:rsid="0099e0bb" officeooo:paragraph-rsid="0099e0bb" style:font-name-asian="맑은 고딕" style:font-size-asian="14pt" style:language-asian="ko" style:country-asian="KR" style:font-size-complex="14pt" style:language-complex="ar" style:country-complex="SA"/>
    </style:style>
    <style:style style:name="P51" style:family="paragraph" style:parent-style-name="Autore" style:list-style-name="L1"/>
    <style:style style:name="P52" style:family="paragraph" style:parent-style-name="Autore">
      <style:text-properties fo:font-variant="normal" fo:text-transform="none" style:use-window-font-color="true" officeooo:rsid="00f1f6de" officeooo:paragraph-rsid="00f506da" style:language-asian="ko" style:country-asian="KR"/>
    </style:style>
    <style:style style:name="P53" style:family="paragraph" style:parent-style-name="Autore">
      <style:text-properties fo:font-variant="normal" fo:text-transform="none" style:use-window-font-color="true" officeooo:rsid="00f1f6de" officeooo:paragraph-rsid="00f6e800" style:language-asian="ko" style:country-asian="KR"/>
    </style:style>
    <style:style style:name="P54" style:family="paragraph" style:parent-style-name="Autore">
      <style:text-properties fo:font-variant="normal" fo:text-transform="none" style:use-window-font-color="true" officeooo:rsid="00f1f6de" officeooo:paragraph-rsid="00f97eb4" style:language-asian="ko" style:country-asian="KR"/>
    </style:style>
    <style:style style:name="P55" style:family="paragraph" style:parent-style-name="Autore" style:list-style-name="L2">
      <style:text-properties officeooo:paragraph-rsid="00fe7588"/>
    </style:style>
    <style:style style:name="P56" style:family="paragraph" style:parent-style-name="Autore">
      <style:text-properties style:language-asian="ko" style:country-asian="KR"/>
    </style:style>
    <style:style style:name="P57" style:family="paragraph" style:parent-style-name="Autore" style:list-style-name="L2">
      <style:text-properties officeooo:paragraph-rsid="00fe7588" style:language-asian="ko" style:country-asian="KR"/>
    </style:style>
    <style:style style:name="P58" style:family="paragraph" style:parent-style-name="Autore" style:list-style-name="L2">
      <style:text-properties officeooo:paragraph-rsid="00ff7a59" style:language-asian="ko" style:country-asian="KR"/>
    </style:style>
    <style:style style:name="P59" style:family="paragraph" style:parent-style-name="Autore" style:list-style-name="L2">
      <style:text-properties officeooo:paragraph-rsid="01020560" style:language-asian="ko" style:country-asian="KR"/>
    </style:style>
    <style:style style:name="P60" style:family="paragraph" style:parent-style-name="Autore" style:list-style-name="L3">
      <style:text-properties style:language-asian="ko" style:country-asian="KR"/>
    </style:style>
    <style:style style:name="P61" style:family="paragraph" style:parent-style-name="Autore">
      <style:text-properties officeooo:paragraph-rsid="0116da9a" style:language-asian="ko" style:country-asian="KR"/>
    </style:style>
    <style:style style:name="P62" style:family="paragraph" style:parent-style-name="Autore">
      <style:text-properties officeooo:paragraph-rsid="011ab6c7" style:language-asian="ko" style:country-asian="KR"/>
    </style:style>
    <style:style style:name="P63" style:family="paragraph" style:parent-style-name="Autore">
      <style:text-properties officeooo:paragraph-rsid="011d85fe" style:language-asian="ko" style:country-asian="KR"/>
    </style:style>
    <style:style style:name="P64" style:family="paragraph" style:parent-style-name="Autore">
      <style:text-properties officeooo:paragraph-rsid="011eb661" style:language-asian="ko" style:country-asian="KR"/>
    </style:style>
    <style:style style:name="P65" style:family="paragraph" style:parent-style-name="Autore">
      <style:text-properties officeooo:paragraph-rsid="01214718" style:language-asian="ko" style:country-asian="KR"/>
    </style:style>
    <style:style style:name="P66" style:family="paragraph" style:parent-style-name="Autore">
      <style:text-properties officeooo:paragraph-rsid="012b78eb" style:language-asian="ko" style:country-asian="KR"/>
    </style:style>
    <style:style style:name="P67" style:family="paragraph" style:parent-style-name="Autore">
      <style:text-properties officeooo:paragraph-rsid="012e136c" style:language-asian="ko" style:country-asian="KR"/>
    </style:style>
    <style:style style:name="P68" style:family="paragraph" style:parent-style-name="Autore" style:list-style-name="L3"/>
    <style:style style:name="P69" style:family="paragraph" style:parent-style-name="Autore">
      <style:text-properties officeooo:paragraph-rsid="0140e59b"/>
    </style:style>
    <style:style style:name="P70" style:family="paragraph" style:parent-style-name="Autore">
      <style:text-properties officeooo:paragraph-rsid="0141dca7"/>
    </style:style>
    <style:style style:name="P7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10d91" officeooo:paragraph-rsid="01358ad2" style:font-name-asian="맑은 고딕" style:font-size-asian="10pt" style:language-asian="ko" style:country-asian="KR" style:font-size-complex="10pt" style:language-complex="ar" style:country-complex="SA"/>
    </style:style>
    <style:style style:name="P7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officeooo:paragraph-rsid="006ad951"/>
    </style:style>
    <style:style style:name="P73" style:family="paragraph" style:parent-style-name="Autore">
      <style:paragraph-properties fo:margin-left="7.982cm" fo:margin-right="0cm" fo:margin-top="0.3cm" fo:margin-bottom="0cm" style:contextual-spacing="false" fo:line-height="100%" fo:text-align="start" style:justify-single-word="false" fo:orphans="0" fo:widows="0" fo:text-indent="0cm" style:auto-text-indent="false"/>
      <style:text-properties fo:font-variant="normal" fo:text-transform="none" style:use-window-font-color="true" style:font-name="맑은 고딕" fo:font-size="8pt" officeooo:rsid="00310d91" officeooo:paragraph-rsid="01358ad2" style:font-name-asian="맑은 고딕" style:font-size-asian="8pt" style:language-asian="ko" style:country-asian="KR" style:font-size-complex="8pt" style:language-complex="ar" style:country-complex="SA"/>
    </style:style>
    <style:style style:name="T1" style:family="text">
      <style:text-properties officeooo:rsid="00310d91"/>
    </style:style>
    <style:style style:name="T2" style:family="text">
      <style:text-properties officeooo:rsid="003a2b89"/>
    </style:style>
    <style:style style:name="T3" style:family="text">
      <style:text-properties officeooo:rsid="0036c6be"/>
    </style:style>
    <style:style style:name="T4" style:family="text">
      <style:text-properties officeooo:rsid="00386de6"/>
    </style:style>
    <style:style style:name="T5" style:family="text">
      <style:text-properties officeooo:rsid="005d2b66"/>
    </style:style>
    <style:style style:name="T6" style:family="text">
      <style:text-properties officeooo:rsid="00310d91"/>
    </style:style>
    <style:style style:name="T7" style:family="text">
      <style:text-properties officeooo:rsid="003a2b89"/>
    </style:style>
    <style:style style:name="T8" style:family="text">
      <style:text-properties officeooo:rsid="0036c6be"/>
    </style:style>
    <style:style style:name="T9" style:family="text">
      <style:text-properties officeooo:rsid="00386de6"/>
    </style:style>
    <style:style style:name="T10" style:family="text">
      <style:text-properties officeooo:rsid="005d2b66"/>
    </style:style>
    <style:style style:name="T11" style:family="text">
      <style:text-properties fo:font-variant="normal" fo:text-transform="none" style:use-window-font-color="true" style:font-name="Liberation Serif" fo:font-size="12pt" officeooo:rsid="00869e78" style:font-size-asian="12pt" style:language-asian="ko" style:country-asian="KR" style:font-size-complex="12pt" style:language-complex="ar" style:country-complex="SA"/>
    </style:style>
    <style:style style:name="T12" style:family="text">
      <style:text-properties fo:font-variant="normal" fo:text-transform="none" style:use-window-font-color="true" style:font-name="Liberation Serif" fo:font-size="12pt" officeooo:rsid="006ad951" style:font-size-asian="12pt" style:language-asian="ko" style:country-asian="KR" style:font-size-complex="12pt" style:language-complex="ar" style:country-complex="SA"/>
    </style:style>
    <style:style style:name="T13" style:family="text">
      <style:text-properties fo:font-variant="normal" fo:text-transform="none" style:use-window-font-color="true" style:font-name="Liberation Serif" fo:font-size="12pt" officeooo:rsid="00608cf5" style:font-size-asian="12pt" style:font-size-complex="12pt" style:language-complex="ar" style:country-complex="SA"/>
    </style:style>
    <style:style style:name="T14" style:family="text">
      <style:text-properties fo:font-variant="normal" fo:text-transform="none" style:use-window-font-color="true" officeooo:rsid="007bd50b"/>
    </style:style>
    <style:style style:name="T15" style:family="text">
      <style:text-properties fo:font-variant="normal" fo:text-transform="none" style:use-window-font-color="true" officeooo:rsid="006466df"/>
    </style:style>
    <style:style style:name="T16" style:family="text">
      <style:text-properties fo:font-variant="normal" fo:text-transform="none" style:use-window-font-color="true" officeooo:rsid="00660e20"/>
    </style:style>
    <style:style style:name="T17" style:family="text">
      <style:text-properties fo:font-variant="normal" fo:text-transform="none" style:use-window-font-color="true" fo:font-weight="bold" officeooo:rsid="00549094" style:font-weight-asian="bold" style:font-weight-complex="bold"/>
    </style:style>
    <style:style style:name="T18" style:family="text">
      <style:text-properties fo:font-variant="normal" fo:text-transform="none" style:use-window-font-color="true" officeooo:rsid="00322757"/>
    </style:style>
    <style:style style:name="T19" style:family="text">
      <style:text-properties fo:font-variant="normal" fo:text-transform="none" style:use-window-font-color="true" officeooo:rsid="00a22d39"/>
    </style:style>
    <style:style style:name="T20" style:family="text">
      <style:text-properties fo:font-variant="normal" fo:text-transform="none" style:use-window-font-color="true" officeooo:rsid="00a3ae06"/>
    </style:style>
    <style:style style:name="T21" style:family="text">
      <style:text-properties fo:font-variant="normal" fo:text-transform="none" style:use-window-font-color="true" officeooo:rsid="00a47830"/>
    </style:style>
    <style:style style:name="T22" style:family="text">
      <style:text-properties fo:font-variant="normal" fo:text-transform="none" style:use-window-font-color="true" officeooo:rsid="007bd50b" style:language-asian="ko" style:country-asian="KR"/>
    </style:style>
    <style:style style:name="T23" style:family="text">
      <style:text-properties fo:font-variant="normal" fo:text-transform="none" style:use-window-font-color="true" officeooo:rsid="00e3ff3b" style:language-asian="ko" style:country-asian="KR"/>
    </style:style>
    <style:style style:name="T24" style:family="text">
      <style:text-properties fo:font-variant="normal" fo:text-transform="none" style:use-window-font-color="true" officeooo:rsid="00e762e8" style:language-asian="ko" style:country-asian="KR"/>
    </style:style>
    <style:style style:name="T25" style:family="text">
      <style:text-properties fo:font-variant="normal" fo:text-transform="none" style:use-window-font-color="true" officeooo:rsid="006466df" style:language-asian="ko" style:country-asian="KR"/>
    </style:style>
    <style:style style:name="T26" style:family="text">
      <style:text-properties fo:font-variant="normal" fo:text-transform="none" style:use-window-font-color="true" officeooo:rsid="00f1f6de" style:language-asian="ko" style:country-asian="KR"/>
    </style:style>
    <style:style style:name="T27" style:family="text">
      <style:text-properties fo:font-variant="normal" fo:text-transform="none" style:use-window-font-color="true" officeooo:rsid="0102af34"/>
    </style:style>
    <style:style style:name="T28" style:family="text">
      <style:text-properties officeooo:rsid="002b3c60"/>
    </style:style>
    <style:style style:name="T29" style:family="text">
      <style:text-properties officeooo:rsid="000313f0"/>
    </style:style>
    <style:style style:name="T30" style:family="text">
      <style:text-properties officeooo:rsid="00472ef0"/>
    </style:style>
    <style:style style:name="T31" style:family="text">
      <style:text-properties officeooo:rsid="0051dcd5"/>
    </style:style>
    <style:style style:name="T32" style:family="text">
      <style:text-properties officeooo:rsid="0052b47d"/>
    </style:style>
    <style:style style:name="T33" style:family="text">
      <style:text-properties officeooo:rsid="005a508b"/>
    </style:style>
    <style:style style:name="T34" style:family="text">
      <style:text-properties officeooo:rsid="0040b387"/>
    </style:style>
    <style:style style:name="T35" style:family="text">
      <style:text-properties officeooo:rsid="004b3f28"/>
    </style:style>
    <style:style style:name="T36" style:family="text">
      <style:text-properties officeooo:rsid="005636e0"/>
    </style:style>
    <style:style style:name="T37" style:family="text">
      <style:text-properties officeooo:rsid="005d7519"/>
    </style:style>
    <style:style style:name="T38" style:family="text">
      <style:text-properties style:font-name="Liberation Serif" fo:font-size="12pt" fo:language="en" fo:country="US" officeooo:rsid="00076220" style:font-size-asian="12pt" style:language-asian="ko" style:country-asian="KR" style:font-size-complex="12pt" style:language-complex="ar" style:country-complex="SA"/>
    </style:style>
    <style:style style:name="T39" style:family="text">
      <style:text-properties style:font-name="Liberation Serif" fo:font-size="12pt" fo:language="en" fo:country="US" officeooo:rsid="0027ec2f" style:font-size-asian="12pt" style:language-asian="ko" style:country-asian="KR" style:font-size-complex="12pt" style:language-complex="ar" style:country-complex="SA"/>
    </style:style>
    <style:style style:name="T40" style:family="text">
      <style:text-properties style:font-name="Liberation Serif" fo:font-size="12pt" fo:language="en" fo:country="US" officeooo:rsid="000eede4" style:font-size-asian="12pt" style:language-asian="ko" style:country-asian="KR" style:font-size-complex="12pt" style:language-complex="ar" style:country-complex="SA"/>
    </style:style>
    <style:style style:name="T41" style:family="text">
      <style:text-properties style:font-name="Liberation Serif" fo:font-size="12pt" fo:language="en" fo:country="US" officeooo:rsid="001123bf" style:font-size-asian="12pt" style:language-asian="ko" style:country-asian="KR" style:font-size-complex="12pt" style:language-complex="ar" style:country-complex="SA"/>
    </style:style>
    <style:style style:name="T42" style:family="text">
      <style:text-properties style:font-name="Liberation Serif" fo:font-size="12pt" fo:language="en" fo:country="US" officeooo:rsid="0008a552" style:font-size-asian="12pt" style:language-asian="ko" style:country-asian="KR" style:font-size-complex="12pt" style:language-complex="ar" style:country-complex="SA"/>
    </style:style>
    <style:style style:name="T43" style:family="text">
      <style:text-properties style:font-name="Liberation Serif" fo:font-size="12pt" fo:language="en" fo:country="GB" officeooo:rsid="013f84b7" style:font-size-asian="12pt" style:language-asian="ko" style:country-asian="KR" style:font-size-complex="12pt" style:language-complex="ar" style:country-complex="SA"/>
    </style:style>
    <style:style style:name="T44" style:family="text">
      <style:text-properties style:font-name="Liberation Serif" fo:font-size="12pt" fo:language="en" fo:country="GB" officeooo:rsid="013f84b7" style:font-size-asian="12pt" style:font-size-complex="12pt" style:language-complex="ar" style:country-complex="SA"/>
    </style:style>
    <style:style style:name="T45" style:family="text">
      <style:text-properties style:font-name="Liberation Serif" fo:font-size="12pt" style:font-size-asian="12pt" style:language-asian="ko" style:country-asian="KR" style:font-size-complex="12pt" style:language-complex="ar" style:country-complex="SA"/>
    </style:style>
    <style:style style:name="T46" style:family="text">
      <style:text-properties style:font-name="Liberation Serif" fo:font-size="11.3999996185303pt" fo:language="en" fo:country="US" style:font-size-asian="10pt" style:language-asian="ko" style:country-asian="KR" style:font-size-complex="11.3999996185303pt" style:language-complex="ar" style:country-complex="SA"/>
    </style:style>
    <style:style style:name="T47" style:family="text">
      <style:text-properties style:font-name="Liberation Serif" fo:font-size="11.3999996185303pt" fo:language="en" fo:country="US" officeooo:rsid="013f84b7" style:font-size-asian="10pt" style:language-asian="ko" style:country-asian="KR" style:font-size-complex="11.3999996185303pt" style:language-complex="ar" style:country-complex="SA"/>
    </style:style>
    <style:style style:name="T48" style:family="text">
      <style:text-properties style:font-name="Liberation Serif" fo:font-size="10pt" fo:language="en" fo:country="GB" officeooo:rsid="013f84b7" style:font-size-asian="10pt" style:font-size-complex="10pt" style:language-complex="ar" style:country-complex="SA"/>
    </style:style>
    <style:style style:name="T49" style:family="text">
      <style:text-properties style:font-name="Liberation Serif" fo:font-size="10pt" fo:language="en" fo:country="GB" officeooo:rsid="0141dca7" style:font-size-asian="10pt" style:font-size-complex="10pt" style:language-complex="ar" style:country-complex="SA"/>
    </style:style>
    <style:style style:name="T50" style:family="text">
      <style:text-properties style:font-name="Liberation Serif" fo:font-size="10pt" fo:language="en" fo:country="GB" officeooo:rsid="0142e7ed" style:font-size-asian="10pt" style:font-size-complex="10pt" style:language-complex="ar" style:country-complex="SA"/>
    </style:style>
    <style:style style:name="T51" style:family="text">
      <style:text-properties style:font-name="Liberation Serif" fo:font-size="10pt" fo:language="en" fo:country="GB" officeooo:rsid="013f84b7" style:font-size-asian="10pt" style:language-asian="ko" style:country-asian="KR" style:font-size-complex="10pt" style:language-complex="ar" style:country-complex="SA"/>
    </style:style>
    <style:style style:name="T52" style:family="text">
      <style:text-properties style:font-name="Liberation Serif" fo:font-size="10pt" fo:language="en" fo:country="GB" officeooo:rsid="0140e59b" style:font-size-asian="10pt" style:language-asian="ko" style:country-asian="KR" style:font-size-complex="10pt" style:language-complex="ar" style:country-complex="SA"/>
    </style:style>
    <style:style style:name="T53" style:family="text">
      <style:text-properties style:font-name="Liberation Serif" fo:font-size="10pt" fo:language="en" fo:country="GB" officeooo:rsid="0141dca7" style:font-size-asian="10pt" style:language-asian="ko" style:country-asian="KR" style:font-size-complex="10pt" style:language-complex="ar" style:country-complex="SA"/>
    </style:style>
    <style:style style:name="T54" style:family="text">
      <style:text-properties style:font-name="Liberation Serif" fo:font-size="10pt" fo:language="en" fo:country="GB" officeooo:rsid="0142e7ed" style:font-size-asian="10pt" style:language-asian="ko" style:country-asian="KR" style:font-size-complex="10pt" style:language-complex="ar" style:country-complex="SA"/>
    </style:style>
    <style:style style:name="T55" style:family="text">
      <style:text-properties officeooo:rsid="0096b63c"/>
    </style:style>
    <style:style style:name="T56" style:family="text">
      <style:text-properties style:language-asian="ko" style:country-asian="KR"/>
    </style:style>
    <style:style style:name="T57" style:family="text">
      <style:text-properties officeooo:rsid="00ba598a" style:language-asian="ko" style:country-asian="KR"/>
    </style:style>
    <style:style style:name="T58" style:family="text">
      <style:text-properties officeooo:rsid="00c471d8" style:language-asian="ko" style:country-asian="KR"/>
    </style:style>
    <style:style style:name="T59" style:family="text">
      <style:text-properties officeooo:rsid="00c61df3" style:language-asian="ko" style:country-asian="KR"/>
    </style:style>
    <style:style style:name="T60" style:family="text">
      <style:text-properties officeooo:rsid="00c68300" style:language-asian="ko" style:country-asian="KR"/>
    </style:style>
    <style:style style:name="T61" style:family="text">
      <style:text-properties officeooo:rsid="00c906f6" style:language-asian="ko" style:country-asian="KR"/>
    </style:style>
    <style:style style:name="T62" style:family="text">
      <style:text-properties officeooo:rsid="00caab97" style:language-asian="ko" style:country-asian="KR"/>
    </style:style>
    <style:style style:name="T63" style:family="text">
      <style:text-properties officeooo:rsid="00cb3bf3" style:language-asian="ko" style:country-asian="KR"/>
    </style:style>
    <style:style style:name="T64" style:family="text">
      <style:text-properties officeooo:rsid="00cd37d0" style:language-asian="ko" style:country-asian="KR"/>
    </style:style>
    <style:style style:name="T65" style:family="text">
      <style:text-properties officeooo:rsid="005636e0" style:language-asian="ko" style:country-asian="KR"/>
    </style:style>
    <style:style style:name="T66" style:family="text">
      <style:text-properties officeooo:rsid="00d2cd3b" style:language-asian="ko" style:country-asian="KR"/>
    </style:style>
    <style:style style:name="T67" style:family="text">
      <style:text-properties officeooo:rsid="005a508b" style:language-asian="ko" style:country-asian="KR"/>
    </style:style>
    <style:style style:name="T68" style:family="text">
      <style:text-properties officeooo:rsid="00d9ea22" style:language-asian="ko" style:country-asian="KR"/>
    </style:style>
    <style:style style:name="T69" style:family="text">
      <style:text-properties officeooo:rsid="005d7519" style:language-asian="ko" style:country-asian="KR"/>
    </style:style>
    <style:style style:name="T70" style:family="text">
      <style:text-properties officeooo:rsid="00e9670f" style:language-asian="ko" style:country-asian="KR"/>
    </style:style>
    <style:style style:name="T71" style:family="text">
      <style:text-properties officeooo:rsid="0105ceb5" style:language-asian="ko" style:country-asian="KR"/>
    </style:style>
    <style:style style:name="T72" style:family="text">
      <style:text-properties officeooo:rsid="0096b63c" style:language-asian="ko" style:country-asian="KR"/>
    </style:style>
    <style:style style:name="T73" style:family="text">
      <style:text-properties officeooo:rsid="00a7c114"/>
    </style:style>
    <style:style style:name="T74" style:family="text">
      <style:text-properties officeooo:rsid="00ba598a"/>
    </style:style>
    <style:style style:name="T75" style:family="text">
      <style:text-properties officeooo:rsid="009a6126"/>
    </style:style>
    <style:style style:name="T76" style:family="text">
      <style:text-properties officeooo:rsid="00a98dc7"/>
    </style:style>
    <style:style style:name="T77" style:family="text">
      <style:text-properties officeooo:rsid="008a8fc9"/>
    </style:style>
    <style:style style:name="T78" style:family="text">
      <style:text-properties officeooo:rsid="00aff188"/>
    </style:style>
    <style:style style:name="T79" style:family="text">
      <style:text-properties officeooo:rsid="003f7b61"/>
    </style:style>
    <style:style style:name="T80" style:family="text">
      <style:text-properties officeooo:rsid="00443b8c"/>
    </style:style>
    <style:style style:name="T81" style:family="text">
      <style:text-properties officeooo:rsid="00b1e48d"/>
    </style:style>
    <style:style style:name="T82" style:family="text">
      <style:text-properties officeooo:rsid="004442c0"/>
    </style:style>
    <style:style style:name="T83" style:family="text">
      <style:text-properties officeooo:rsid="00bb796a"/>
    </style:style>
    <style:style style:name="T84" style:family="text">
      <style:text-properties officeooo:rsid="004f47de"/>
    </style:style>
    <style:style style:name="T85" style:family="text">
      <style:text-properties officeooo:rsid="00be54ef"/>
    </style:style>
    <style:style style:name="T86" style:family="text">
      <style:text-properties officeooo:rsid="00bf3d56"/>
    </style:style>
    <style:style style:name="T87" style:family="text">
      <style:text-properties officeooo:rsid="00bf9689"/>
    </style:style>
    <style:style style:name="T88" style:family="text">
      <style:text-properties officeooo:rsid="00c060d0"/>
    </style:style>
    <style:style style:name="T89" style:family="text">
      <style:text-properties officeooo:rsid="00c1a0fd"/>
    </style:style>
    <style:style style:name="T90" style:family="text">
      <style:text-properties officeooo:rsid="00c397af"/>
    </style:style>
    <style:style style:name="T91" style:family="text">
      <style:text-properties officeooo:rsid="00c471d8"/>
    </style:style>
    <style:style style:name="T92" style:family="text">
      <style:text-properties officeooo:rsid="00c61df3"/>
    </style:style>
    <style:style style:name="T93" style:family="text">
      <style:text-properties officeooo:rsid="00c906f6"/>
    </style:style>
    <style:style style:name="T94" style:family="text">
      <style:text-properties officeooo:rsid="00d53dc8"/>
    </style:style>
    <style:style style:name="T95" style:family="text">
      <style:text-properties officeooo:rsid="00d67636"/>
    </style:style>
    <style:style style:name="T96" style:family="text">
      <style:text-properties officeooo:rsid="00d9ea22"/>
    </style:style>
    <style:style style:name="T97" style:family="text">
      <style:text-properties officeooo:rsid="00dcf8f7"/>
    </style:style>
    <style:style style:name="T98" style:family="text">
      <style:text-properties officeooo:rsid="00e9670f"/>
    </style:style>
    <style:style style:name="T99" style:family="text">
      <style:text-properties officeooo:rsid="00ea83ad"/>
    </style:style>
    <style:style style:name="T100" style:family="text">
      <style:text-properties officeooo:rsid="01020560"/>
    </style:style>
    <style:style style:name="T101" style:family="text">
      <style:text-properties officeooo:rsid="0105ceb5"/>
    </style:style>
    <style:style style:name="T102" style:family="text">
      <style:text-properties officeooo:rsid="0116da9a"/>
    </style:style>
    <style:style style:name="T103" style:family="text">
      <style:text-properties officeooo:rsid="011a9f65"/>
    </style:style>
    <style:style style:name="T104" style:family="text">
      <style:text-properties officeooo:rsid="011eb661"/>
    </style:style>
    <style:style style:name="T105" style:family="text">
      <style:text-properties officeooo:rsid="0125f1da"/>
    </style:style>
    <style:style style:name="T106" style:family="text">
      <style:text-properties officeooo:rsid="012d4d2e"/>
    </style:style>
    <style:style style:name="T107" style:family="text">
      <style:text-properties officeooo:rsid="012f5586"/>
    </style:style>
    <style:style style:name="T108" style:family="text">
      <style:text-properties fo:font-weight="bold" style:font-weight-asian="bold" style:font-weight-complex="bold"/>
    </style:style>
    <style:style style:name="T109" style:family="text">
      <style:text-properties fo:font-weight="bold" officeooo:rsid="0136ac87" style:font-weight-asian="bold" style:font-weight-complex="bold"/>
    </style:style>
    <style:style style:name="T110" style:family="text">
      <style:text-properties officeooo:rsid="013862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2128232" text:id="ct102128232">
          <text:deletion>
            <office:change-info>
              <dc:creator>Jan Holesovsky</dc:creator>
              <dc:date>2013-03-26T16:10:00</dc:date>
            </office:change-info>
            <text:p text:style-name="P1"><text:span text:style-name="T1"><text:s/></text:span><text:span text:style-name="T2">LibreOffice source code is dual licensed under</text:span></text:p>
          </text:deletion>
        </text:changed-region>
        <text:changed-region xml:id="ct102128128" text:id="ct102128128">
          <text:deletion>
            <office:change-info>
              <dc:creator>Jan Holesovsky</dc:creator>
              <dc:date>2013-03-26T16:10:00</dc:date>
            </office:change-info>
            <text:p text:style-name="P2"><text:s/>LGPLv3/MPL copyleft licenses.</text:p>
          </text:deletion>
        </text:changed-region>
        <text:changed-region xml:id="ct102128336" text:id="ct102128336">
          <text:deletion>
            <office:change-info>
              <dc:creator>Jan Holesovsky</dc:creator>
              <dc:date>2013-03-26T16:25:00</dc:date>
            </office:change-info>
            <text:p text:style-name="P3"><text:span text:style-name="T3">This is exactly the opposite from MS Office C-Fonts, which have been </text:span><text:span text:style-name="T4">designed</text:span><text:span text:style-name="T3"> to reduce interoperability as they can only be used by people owning a MS Office license. </text:span><text:span text:style-name="T4">C-Fonts</text:span><text:span text:style-name="T3"> </text:span><text:span text:style-name="T4">cannot be</text:span><text:span text:style-name="T3"> emulate</text:span><text:span text:style-name="T4">d</text:span><text:span text:style-name="T3"> </text:span><text:span text:style-name="T4">because</text:span><text:span text:style-name="T3"> the</text:span><text:span text:style-name="T4">y are covered by 10 different US patents, and thus they create an artificial barrier between MS Office users and users of other office suites.</text:span></text:p>
            <text:p text:style-name="P3"><text:span text:style-name="T4">In fact, Microsoft - which has been forced to adopt document standards such as ODF by overwelming user demand for interoperability - has resorted to the subtle use of visually incompatible patented fonts to perpetuate </text:span><text:span text:style-name="T2">the perception that a document created with MS Office cannot be opened by any other office suite with a reasonable level of fidelity.</text:span></text:p>
          </text:deletion>
        </text:changed-region>
        <text:changed-region xml:id="ct102128440" text:id="ct102128440">
          <text:deletion>
            <office:change-info>
              <dc:creator>Unknown Author</dc:creator>
              <dc:date>2013-03-27T00:51:00</dc:date>
            </office:change-info>
            <text:p text:style-name="P4"/>
            <text:p text:style-name="P4"/>
          </text:deletion>
        </text:changed-region>
        <text:changed-region xml:id="ct102128544" text:id="ct102128544">
          <text:insertion>
            <office:change-info>
              <dc:creator>Jan Holesovsky</dc:creator>
              <dc:date>2013-03-26T19:48:00</dc:date>
            </office:change-info>
          </text:insertion>
        </text:changed-region>
        <text:changed-region xml:id="ct102128648" text:id="ct102128648">
          <text:deletion>
            <office:change-info>
              <dc:creator>Jan Holesovsky</dc:creator>
              <dc:date>2013-03-26T20:41:00</dc:date>
            </office:change-info>
            <text:p text:style-name="P5">In order to assist users, <text:span text:style-name="T5">the entire support team </text:span>will work together to compile a list of Frequently Asked Questions (FAQ) as a quick reference <text:span text:style-name="T5">for</text:span> future <text:span text:style-name="T5">needs</text:span>. These FAQ, <text:span text:style-name="T5">together will all the documents used during the migration process - especialy presentations and manuals</text:span> <text:span text:style-name="T5">- </text:span>sh<text:span text:style-name="T5">ould be published online </text:span>onto the <text:span text:style-name="T5">organization</text:span>'s website, for easy <text:span text:style-name="T5">access and </text:span>retrieva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108">리브레오피스로 마이그레이션</text:span><text:span text:style-name="T109">(migration)</text:span><text:span text:style-name="T108">하기<text:line-break/>(소프트웨어 및 문서 자유화)</text:span></text:p>
      <text:p text:style-name="P73">역주: 단순히 사용하는 프로그램을 바꾸는 것뿐만 아니라, 관련 문서, 서식, 매크로, 의사소통 방식 등 전체 환경을 변경하는 것을 지칭하는 의미로 “마이그레이션<text:span text:style-name="T110">(migration)</text:span>”이라는 단어를 사용하였습니다.</text:p>
      <text:p text:style-name="P73"/>
      <text:p text:style-name="P71">리브레오피스는 <text:span text:style-name="T75">MS Windows, MacOS X, GNU/Linux에서 사용할 수 있는 대표적인 자유 소프트웨어로, 일반적인 업무에 필요한 문서 작성 및 데이터 처리 관련된 6가지 고급 프로그램이 포함되어 있습니다.(라이터-문서작업, 캘크-스프레드시트, 임프레스-프레젠테이션, 드로우-도형 그리기, 베이스-데이터베이스, 매쓰-수학 공식 표기)</text:span></text:p>
      <text:p text:style-name="P25"><text:change text:change-id="ct102128232"/><text:change text:change-id="ct102128128"/>리브레오피스는 개인용 뿐만 아니라 어떤 조직에서도 사용할 수 있습니다. 프랑스 정부와 독일의 뮌헨 시를 비롯하여 전 유럽의 수많은 지역 및 도시의 공공기관에서 사용 중이며, 덴마크의 코펜하겐 병원 시스템처럼 다른 기관에서도 사용 중입니다.</text:p>
      <text:p text:style-name="P24"><text:span text:style-name="T18">리브레오피스는 </text:span><text:span text:style-name="T19">NATO를 비롯한 전세계 조직에서 인정한 ISO </text:span><text:span text:style-name="T20">표준 오픈도큐먼트 형식(ODF)를 기본 파일 형식으로 사용합니다. </text:span><text:span text:style-name="T21">ODF 형식은 파일은 다음과 같은 확장자를 갖습니다. 텍스트 문서: .odt, 스프레드시트: .ods, 프레젠테이션: .odp, 도형그리기: .odg, 데이터베이스: .odb, 수학 수식: .odf</text:span></text:p>
      <text:p text:style-name="P17"><text:span text:style-name="T73">리브레오피스는 </text:span><text:span text:style-name="T34">"Hybrid PDF" 형식으로 문서를 저장할 수 있습니다. 이는 </text:span><text:span text:style-name="T73">편집이 가능한 ODF 문서를 내장한 형식으로 표준 PDF 파일입니다. 이 파일 형식은 리브레오피스로 열어서 편집할 수 있으며, 일반 PDF 리더로도 읽을 수 있습니다. 이는 문서의 상호 운용에 있어 독점적 솔루션에서는 얻을 수 없는 중대한 기능입니다.</text:span></text:p>
      <text:p text:style-name="P18">리브레오피스에서는 단축키를 이용하여 문서를 이메일 첨부 파일로 바로 보낼 수 있습니다.<text:span text:style-name="T76">(</text:span>ODF, PDF (<text:span text:style-name="T77">H</text:span>ybrid <text:span text:style-name="T76">포함</text:span>), <text:span text:style-name="T30">MS Office 형식 등</text:span><text:span text:style-name="T76">)</text:span></text:p>
      <text:p text:style-name="P22"><text:change text:change-id="ct102128336"/>리브레오피스에는 공개 글꼴만 포함되어 모든 운영체제에서 문서의 호환성을 유지할 수 있도록 설계되었습니다. 즉, 문서가 작성된 운영체제와 다른 운영체제에서 해당 문서를 열어보아도 동일한 글꼴이나 레이아웃을 사용함으로써 상호 운용성을 높일 수 있습니다.</text:p>
      <text:p text:style-name="P26"/>
      <text:p text:style-name="P23">리브레오피스로 마이그레이션하기</text:p>
      <text:p text:style-name="P19"><text:span text:style-name="T2">리브레오피스는 대부분의 사용자들이 개인적인 용도나 사무적인 용도에서 필요로 하는 거의 모</text:span><text:soft-page-break/><text:span text:style-name="T2">든 일과 연관된 프로그램들을 제공합니다. 개인적인 수준에서 리브레오피스로 마이그레이션하는 것은 무척 쉽습니다. 하지만 기관 단위에서의 마이그레이션은 집단 수준에서의 기존 사용 습관의 저항, 써드파티 독점 소프트웨어나 문서 서식, 매크로 등을 포함한 기존 </text:span><text:span text:style-name="T78">I</text:span><text:span text:style-name="T78">T 인프라와의 통합 등의 문제가 존재하기 때문에 </text:span><text:span text:style-name="T2">상당히 복잡한 노력을 필요로 합니다.</text:span></text:p>
      <text:p text:style-name="P20"><text:span text:style-name="T79">하지만 반대로 단체의 일처리 방식에 대한 고민을 해볼 수 있는 좋은 기회가 될 수도 있습니다. 예를 들어 리브레오피스로 마이그레이션하기 전에 기존에 사용하던 비주얼 베이직 매크로들을 살펴 불필요한 매크로는 없는지, 좀더 개선할 수 있는지 확인해 볼 수 있습니다. 같은 방식으로 문서 서식이나 독점 플러그인의 필요성/개선 필요성 여부를 확인할 수 있습니다.</text:span></text:p>
      <text:p text:style-name="P21"><text:span text:style-name="T80">리브레오피스 </text:span><text:span text:style-name="T81">4.0부터는 CMIS(</text:span><text:span text:style-name="T80">Content Management Interoperability Services , </text:span><text:span text:style-name="T81">컨텐츠 관리 상호 운용 서비스)의 구현으로 </text:span><text:span text:style-name="T82">MS</text:span><text:span text:style-name="T80"> SharePoint, IBM FileNet, Alfresco , Nuxeo 등과 같은 컨텐츠 관리 시스템에 접근하여 읽고 수정하는데 </text:span><text:span text:style-name="T81">별도의 플러그인이 필요한 경우가 대폭 줄었습니다.</text:span></text:p>
      <text:p text:style-name="P27"/>
      <text:p text:style-name="P29">마이그레이션 프로세스 시작하기</text:p>
      <text:p text:style-name="Autore"><text:span text:style-name="T74">리브레오피스로 마이그레이션을 위한 써드파티 프로그램, 서식 파일 매크로 등의 점검이 끝나면, 시범 프로젝트 구현 작업을 진행합니다. 시범 프로젝트는 </text:span><text:span text:style-name="T57">마이그레이션 작업 중에 발생할 수 있는 모든 문제들을 확인하고, 문서 작업 및 공동 작업 등이 의도한 대로 진행되는가를 확인하기 위한 것입니다. 리브레오피스가 확장성이 뛰어나고 MS 오피스와 호환성이 뛰어나지만, 서로 다른 장단점을 가진 프로그램이므로, 특정 부분에서 예기치 못한 문제를 발생시킬 수도 있습니다.</text:span></text:p>
      <text:p text:style-name="P34">시범 프로젝트의 참여자들은 조직의 전체 작업 흐름에 대해 익숙하고 리브레오피스를 사용할 줄 알아야 합니다. 또는 그러한 사람들에게 자문을 구할 수 있어야 합니다.</text:p>
      <text:p text:style-name="Autore"><text:span text:style-name="T29">도큐먼트재단</text:span><text:span text:style-name="T83">(</text:span><text:span text:style-name="T84">The Document Foundation</text:span><text:span text:style-name="T83">)은 다른 오피스 스위트에서 리브레오피스로의 마이그레이션 경험이 많고, 프로젝트 관리, 개발, 교육 및 지원 분야에 전문적인 서비스를 제공하는 개인/업체 목록을 제공합니다. 조직에서 리브레오피스로의 대규모 마이그레이션 작업을 진행할 때에는 이러한 전문적인 서비스를 이용하는 것이 좋습니다. 이는 또한 좀더 심층적인 소프트웨어 개발에 필요한 경제적 자원을 확보하는데 도움이 됩니다.</text:span></text:p>
      <text:p text:style-name="P35">시범 프로젝트는 다음 주요 목표를 가집니다.</text:p>
      <text:list xml:id="list699221642465255971" text:style-name="L1">
        <text:list-item>
          <text:p text:style-name="P51"><text:span text:style-name="T35">주요 문서, 서식, 매크로: 더이상 사용하지 않거나 리브레오피스로 이전 후 사용하지 않을 문서, 서식, 매크로 제거하기. 문서나 서식은 표준 </text:span><text:span text:style-name="T85">ODF 형식으로 변환하여 계속 사용할 수 있지만, 매크로는 적절한 기술을 이용하여 새로 작성해야 합니다.</text:span></text:p>
        </text:list-item>
        <text:list-item>
          <text:p text:style-name="P51"><text:soft-page-break/>써드 파티 소프트웨어를 이용하는 문서 중 <text:span text:style-name="T86">조직 내부 생산 프로세스에 직접적인 영향을 주는 문서 목록(단일/다중) 만들기. (가능하다면, 새 표준 ODF 형식이 포함된) 새 작업 과정이 써드 파티 소프트웨어와 일관성있게 동작하는지 확인하고, 관련된 모든 사람들에게 해당 내용을 설명해야 합니다.</text:span></text:p>
        </text:list-item>
        <text:list-item>
          <text:p text:style-name="P51"><text:span text:style-name="T87">(특히 CRM이나 ERP 환경에서) MS 오피스에 의존적인 프로그램이나 도구 목록 만들기. 이러한 프로그램들은 리브레오피스와의 호환성을 확인해야 합니다. 예를 들어 </text:span><text:span text:style-name="T88">CMIS 연결과 같은 대체 방법 등이 있는지 확인합니다. </text:span><text:span text:style-name="T87"><text:s/>팀 리더나 그룹 매니저들에게 설문 조사를 하여 </text:span><text:span text:style-name="T88">MS 오피스와 상호 작업을 하는데 </text:span><text:span text:style-name="T87">더 나은 해결책을 얻을 수도 있습니다.</text:span></text:p>
        </text:list-item>
      </text:list>
      <text:p text:style-name="Autore">마이그레이션 시 문제 발생을 최소화하고 생산성을 극대화 시키려면, 사용자를 위한 “리브레오피스 사용 안내” 패키지를 만드는 것이 좋습니다. 여기에는 리브레오피스의 기본 기능과 <text:span text:style-name="T89">MS 오피스와의 차이점 등을 포함합니다.</text:span></text:p>
      <text:p text:style-name="P36"/>
      <text:p text:style-name="P13">표준 오픈도큐먼트로 변경하기</text:p>
      <text:p text:style-name="Autore"><text:span text:style-name="T31">모든 문서를 표준 </text:span><text:span text:style-name="T90">ODF 형식으로 변경할 때, 오래된 또는 현재 사용중인 MS 로피스 문서 형식 파일 중 (MS 오피스와 같은) 독점 오피스 스위트 사용자와 교환해야 하는 파일을 따로 구분하여 분류하는 것이 중요합니다. 파일 공유는 개발 및 정보 교환을 효과적으로 하는데 핵심적인 부분이므로 상당히 중요한 문제입니다. ODF 형식을 기본 문서 형식으로 사용하면 모든 정보 자산의 노후화</text:span><text:span text:style-name="T91">(오래됨)나 특정 업체에 종속을 방지할 수 있는 저장소를 만</text:span><text:span text:style-name="T58">드는 데 많은 이점이 있습니다.</text:span></text:p>
      <text:p text:style-name="Autore"><text:span text:style-name="T31">마이그레이션 시에는 반드시 </text:span><text:span text:style-name="T92">MS 오피스를 사용해야 하는 일부 사용자를 제외한 모든 사용자들에게 리브레오피스를 설치하고 사용하도록 하는 것이 좋습니다.</text:span></text:p>
      <text:p text:style-name="P37"><text:change text:change-id="ct102128440"/><text:span text:style-name="T59">다른 사람과 문서를 주고 받을 경우에, 상대방이 </text:span><text:span text:style-name="T60">MS 오피스</text:span><text:span text:style-name="T59">2007 이상 버전을 사용한다면 ODF 1.2 에 따르는 ODF 형식을 읽거나 쓸 수 있습니다.</text:span><text:span text:style-name="T60">(주요 기능 중 일부는 사용할 수 없을 수도 있습니다)</text:span><text:span text:style-name="T59"> 혹 상대방이 리브레오피스를 사용하지 않거나 단순히 읽거나 인쇄하기만 한다면, </text:span><text:span text:style-name="T60">PDF 형식으로 변환하여 전달할 수도 있습니다. PDF 형식의 경우 읽기 전용의 최종 버전으로 만들 수도 있고, 하이브리드 PDF 처럼 리브레오피스를 이용하여 전체 편집이 가능한 버전으로 만들 수도 있습니다.</text:span></text:p>
      <text:p text:style-name="P40">일반 사용자들에게는 각 문서에 상호 운용성이 좋은 파일 형식을 사용하는 것이 불필요한 것처럼 느껴질 수도 있습니다. 하지만 사용자나 해당 <text:span text:style-name="T56">조직이</text:span> 독점 형식의 제한에서 벗어나기 위해서는 매우 중요한 문제입니다. 독점적인 문서 형식은 사용자의 자유를 제한하는 것뿐만 아니라 사용자의 정보 자산에 대한 소유권 또한 제한한다는 것을 명심해야 합니다.</text:p>
      <text:p text:style-name="P30"><text:soft-page-break/></text:p>
      <text:p text:style-name="P33">조직의 “테크니컬 리더” 판별하기</text:p>
      <text:p text:style-name="Autore"><text:span text:style-name="T32">시범 프로젝트와 </text:span><text:span text:style-name="T93">ODF로 마이그레이션이 완료되면, 이제 조직의 “테크니컬 리더”가 누구인지 판별해야 합니다. </text:span><text:span text:style-name="T61">테크니컬 리더는 자신이 가진 기술과 능력으로 타인에게 인정받는 사람들을 의미합니다. 예를 들어, 다른 </text:span><text:span text:style-name="T62">사람들이 </text:span><text:span text:style-name="T61">최신 스마트폰이나 </text:span><text:span text:style-name="T62">PC를 사기 전에 물어보는 사람이나 프로그램 사용법 등을 물어보는 사람입니다.</text:span></text:p>
      <text:p text:style-name="P38"><text:span text:style-name="T62">“테크니컬 리더”들은 리브레오피스 에반젤리스트</text:span><text:span text:style-name="T63">(열혈한 지지자, 전파자)가 되거나 다른 사람들의 문제를 해결해 주는 역할을 할 수 있기 때문에 오피스 스위트 </text:span><text:span text:style-name="T62">마이그레이션 작업에 중요한 역할을 할 수 있습니다. 조직의 관리급에서는 이러한 “테크니컬 리더”의 역할을 인정하고 지원하며, 인센티브를 지급하는 등으로 격려해줘야 합니다.</text:span></text:p>
      <text:p text:style-name="P38"><text:span text:style-name="T62">그리고 “테크니컬 리더”와 중간 및 상위 관리자, </text:span><text:span text:style-name="T64">IT 지원팀을 모아 간단한 리브레오피스 설명회를 여는 것이 좋습니다. 이 설명회를 통해 리브레오피스 마이그레이션에 필요한 비용/구매 품목에 대한 결정과 마이그레이션 과정에 대한 의사 결정권자들의 이해를 도울 수 있습니다.</text:span></text:p>
      <text:p text:style-name="P41">이렇게 이해 관계자들을 설득하고 나면, 그들을 통해 다른 직원들에게 마이그레이션 작업에 대해 알릴 수 있습니다. 그리고 리브레오피스 설치 및 사용법 교육 후 직원들이 가능한 빨리 리브레오피스에 익숙해지도록 격려할 수 있습니다.</text:p>
      <text:p text:style-name="P41">중<text:span text:style-name="T94">간 및 상</text:span>위 관리자와 “테크니컬 리더”가 함께 섞인 팀은 조직의 다양한 분야를 동시에 공략할 수 있습니다. 정기적인 모임을 만들어 오피스 스위트 마이그레이션 작업의 중간 단계마다 함께 모여 각자의 경험과 흔히 부딪히는 문제에 대한 해결책들을 논의합니다.</text:p>
      <text:p text:style-name="P46"/>
      <text:p text:style-name="P15">교육 및 사용자 지원 제공하기</text:p>
      <text:p text:style-name="P39"><text:span text:style-name="T65">리브레오피스 사용 교육은 </text:span><text:span text:style-name="T66">IT 부서 직원, 관리자를 포함한 모든 사용자들에게 행해져야 합니다. 이 교육 과정에 </text:span><text:span text:style-name="T36">리브레오피스</text:span><text:span text:style-name="T65">의 특징, 장점, 기능, </text:span><text:span text:style-name="T66">MS 오피스와의 주요 차이점 등을 설명하는 고급 교육 과정을 포함하는 것이 좋습니다.</text:span></text:p>
      <text:p text:style-name="Autore">교육 과정의 또다른 목적은 사용자들에게 오피스 스위트 마이그레이션 프로젝트의 정당성과 목적을 이해시켜, 마이그레이션 프로젝트가 단순히 예산 문제로 인한 것이 아님을 주지시키는데 있습니다. 리브레오피스로의 마이그레이션을 통해 공개 표준 형식을 사용할 수 있는 기회를 갖을 수 있으며, 각 개인의 창작물의 자유를 보장하고 특정 회사에 종속되는 것을 방지할 수 있게 됩니다.</text:p>
      <text:p text:style-name="Autore">관리자를 포함한 사용자들을 각자의 기술 능력, 교육 필요 정도, 소속 부서 등에 따라 구분을 합니다. 이러한 구분은 마이그레이션 작업의 기초로, 그룹 단위로 체계적인 교육을 실시할 수 있습니다.</text:p>
      <text:p text:style-name="Autore"><text:soft-page-break/><text:span text:style-name="T28">도큐먼트재단</text:span><text:span text:style-name="T95">(</text:span><text:span text:style-name="T28">The </text:span><text:span text:style-name="T33">Document Foundation</text:span><text:span text:style-name="T95">)은 교육 프로그램 예시 및 인증된 강사 목록을 제공하고 있습니다. 인증된 강사의 확보는 리브레오피스 생태계 발전에 중요한 단계로, <text:s/>이러한 노력을 통해 리브레오피스를 보급하거나 MS 오피스에서 리브레오피스로 마이그레이션하려는 조직에 필요한 모든 가치있는 서비스를 제공하고 있습니다.</text:span></text:p>
      <text:p text:style-name="Autore"><text:span text:style-name="T33">사용자 지원을 위해서는 사용자 지원팀이 합</text:span><text:span text:style-name="T67">심하여</text:span><text:span text:style-name="T33"> 간편한 사용자 안내 등의 자료를 축적해야 합니다. </text:span><text:span text:style-name="T67">예를 들어 마이그레이션 과정에 사용되는 모든 문서</text:span><text:span text:style-name="T68">(특히 프레젠테이션이나 설명서)와 </text:span><text:span text:style-name="T33">자주 묻는 질문</text:span><text:span text:style-name="T96">(FAQ) </text:span><text:span text:style-name="T68">목록 등을 만들어 마이그레이션 과정 도중 참고할 수 있도록 조직의 웹사이트 등에 게시하는 것이 좋습니다.</text:span></text:p>
      <text:p text:style-name="P42"><text:span text:style-name="T96">이와 함께 기술 지원팀의 교육도 중요합니다. </text:span><text:span text:style-name="T97">(동료들에게 가장 먼저 조언을 해주는) </text:span><text:span text:style-name="T96">“테크니컬 리더”들도 자신들의 부서에서 발생한 문제들은 해결하기 어려운 경우가 있어 기술 지원팀의 조언을 얻어야 하거나, 항상 낮은 수준의 문제만 발생하는 것이 아니기 때문에 기술 지원팀의 지원 수준도 계속 높아져야 합니다.</text:span></text:p>
      <text:p text:style-name="P44">기술 지원팀은 리브레오피스 마이그레이션 과정 단계에 따라 조직 내부에서 구성하거나 외부의 도움을 받을 수도 있습니다.</text:p>
      <text:p text:style-name="P44"><text:change-start text:change-id="ct102128544"/></text:p>
      <text:p text:style-name="P32"><text:change-end text:change-id="ct102128544"/>고급 지원</text:p>
      <text:p text:style-name="P48"><text:span text:style-name="T14">시도했던 많은 방법들이 모두 실패하거나, </text:span><text:span text:style-name="T22">사용자측의 문제가 아닌 경우에 고급 지원 시스템을 통해 리브레오피스를 직접 수정해야 합니다. 리브레오피스 생태계 시스템은 고급 개발자들을 통해 미구현된 기능, 버그, 문제 재발 등의 기술적 문제를 해결해주는 인증된 써드 레벨 지원을 하고 있습니다.</text:span></text:p>
      <text:p text:style-name="P47">여기서 중요한 점은 인증된 개발자에 의해 개선된 코드를 항상 리브레오피스 개발팀으로 보내 다른 리브레오피스 사용자들도 그 혜택을 누릴 수 있도록 해야 한다는 점입니다. 이것이 리브레오피스 전체 생태계가 가지는 선순환 효과입니다.</text:p>
      <text:p text:style-name="P48"><text:span text:style-name="T23">이러한 고급 지원 시스템 없이 대형 조직에 리브레오피스를 보급하거나 리브레오피스로 마이그레이션하는 것은 굉장히 위험하여, 전체 프로젝트가 실패하게 될 수도 있습니다. 따라서 고급 지원팀을 구성하여 직면할 수 있는 문제들을 적절한 시간내에 처리할 수 있도록 해야합니다. 커뮤니티 포럼, 메일링, 버그 추적 시스템 등을 이용한 지원 체계는 매우 유용하지만 때로는 이것만으로는 처리할 수 없는 문제도 발생하므로 반드시 자체</text:span><text:span text:style-name="T24">(또는 외부) 고급 지원팀을 구성해야 합니다.</text:span></text:p>
      <text:p text:style-name="P48"><text:change text:change-id="ct102128648"/><text:span text:style-name="Teletype"><text:span text:style-name="T11"/></text:span></text:p>
      <text:p text:style-name="P14">각 개인용 컴퓨터에 리브레오피스 설치하기</text:p>
      <text:p text:style-name="P49"><text:soft-page-break/><text:span text:style-name="T37">각 개인용 컴퓨터</text:span><text:span text:style-name="T69">에 리브레오피스를 설치하는 작업은 미리 계획을 잡아야 합니다. 작업 일정은 교육 일정에 맞춰 사용자들이 첫번째 교육을 수료하는 즉시 리브레오피스를 사용할 수 있도록 결정합니다.</text:span><text:span text:style-name="T70">(특수한 이유로 MS 오피스를 사용하도록 허가받은 사용자들도 리브레오피스 교육을 받도록 하며, 해당 사용자의 컴퓨터에도 리브레오피스를 설치하도록 합니다.)</text:span></text:p>
      <text:p text:style-name="P43"><text:span text:style-name="T98">배포 방법은 각 조직의 </text:span><text:span text:style-name="T99">IT 기반 시스템의 특성에 맞게 선택합니다. 적정한 시스템 관리 프로그램을 이용하면 모든 플랫폼에서 대규모 배포를 할 수 있습니다. Windows환경에서라면 MSI 편집기(InstEd, Orca)를 이용하여 .msi 패키지를 수정한 뒤, 그룹 정책(</text:span><text:span text:style-name="T13">Group Policy Object</text:span><text:span text:style-name="T99">)을 생성하여 소프트웨어 패키지를 배포할 수 있습니다.</text:span></text:p>
      <text:p text:style-name="P45">MS 오피스를 사용하도록 허가받은 사용자의 경우, 특정 상호 운용적 요구(문서에 C* 폰트 사용 금지 등)를 숙지하도록 교육합니다.</text:p>
      <text:p text:style-name="P45"/>
      <text:p text:style-name="P31">리브레오피스로의 마이그레이션 성공 사례에서 배우기</text:p>
      <text:p text:style-name="Autore"><text:span text:style-name="T15">리브레오피스는 </text:span><text:span text:style-name="T25">거의 모든 규모의 조직에서 일하는 대부분의 사용자들이 필요한 기능 이상을 갖고 있습니다. 일반적으로 문제가 생기는 경우는</text:span><text:span text:style-name="T26"> 스프레드시트의 일부 고급 기능이나 MS 오피스 매크로를 사용하는 경우입니다.</text:span></text:p>
      <text:p text:style-name="P52">각 사용자가 교육을 수료하면 바로 리브레오피스를 이용하여 문서를 작성할 수 있어야 합니다. 리브레오피스 설치의 지연은 교육 자체 효과를 감소시킬 수 있으므로, 교육을 시작하기 전에 리브레오피스 배포를 위한 워크스테이션의 설정과 테스트를 완료해야 합니다. 또한 마이그레이션 과정에 발생할 수 있는 모든 문제에 대한 참고 자료를 “테크니컬 리더”부터 숙련된 지원팀까지 모두에게 제공하는 것도 무척 중요한 일입니다.</text:p>
      <text:p text:style-name="P53">처음 몇 개의 문서를 작성하는 동안 사용자는 리브레오피스의 품질에 대한 평가를 내릴 것입니다. 사용 중에 별다른 문제가 없으면 리브레오피스를 계속 사용하거나 고급 기능들을 사용해보려 할 것이고, 반대로 사소한 문제라도 문제에 부딪히면 리브레오피스 사용을 포기하거나 나쁜 인상을 갖을 수 있습니다.</text:p>
      <text:p text:style-name="P54">사실 가장 큰 문제는 대규모 조직에 새로운 기술을 도입할 때 생기는 부작용으로, 변화에 대한 저항입니다. 이는 리브레오피스에만 국한되는 문제는 아닙니다. 이는 종종 일상적인 작업에 추가 부담으로 인식되거나, 신중하게 계획된 의사소통 전략 상의 위험으로 간주될 수 있습니다. 새 도구의 유용성에 대한 소개와 교육, 그리고 보다 나은 사용자 경험 등의 보상으로 사용자들을 설득해야 합니다.</text:p>
      <text:p text:style-name="P54">변화에 대한 저항이 발생하는 일반적인 이유는 다음과 같습니다.</text:p>
      <text:list xml:id="list6262859877713151887" text:style-name="L2">
        <text:list-item>
          <text:p text:style-name="P55"><text:span text:style-name="T56">새 기술을 받아들이지 못한 것에 대한 걱정, 우려로 인한 </text:span>알 수 없는 것에 대한 두려움.</text:p>
        </text:list-item>
        <text:list-item>
          <text:p text:style-name="P57"><text:soft-page-break/>새로운 도구를 사용할 필요가 없는 중간 관리자나 직원의 경우, 최고 관리자에 의한 강제적인 변경이라는 인식.</text:p>
        </text:list-item>
        <text:list-item>
          <text:p text:style-name="P57">부실한 의사소통 전략: 변경 관리 작업에 지나친 의사소통이라는 것은 없습니다.</text:p>
        </text:list-item>
        <text:list-item>
          <text:p text:style-name="P57">사용자가 익숙했던 환경의 변화로 인한 일상적인 업무 패턴의 변화</text:p>
        </text:list-item>
        <text:list-item>
          <text:p text:style-name="P57">환경 변경 관리에 대한 조직, 관리 시스템, 또는 개인 능력에 대한 불신</text:p>
        </text:list-item>
        <text:list-item>
          <text:p text:style-name="P58">오랜 기간 같은 방식으로 문제없이 일을 처리해 왔다고 믿는 사람들이 갖는 변화의 필요성에 대한 오해.</text:p>
        </text:list-item>
        <text:list-item>
          <text:p text:style-name="P59"><text:span text:style-name="T100">일반적으로 변화는 오래된 충성도 높은 직원들보다 젊은 신입 그룹에 유리한 경우가 많기 때문에 변화 후에 자신의 상황이 나빠질 것이라는 두려움.</text:span></text:p>
        </text:list-item>
      </text:list>
      <text:p text:style-name="Autore"><text:span text:style-name="T16">물론 강제로 </text:span><text:span text:style-name="T27">MS 오피스를 전부 삭제하고 리브레오피스만 사용하도록 할 수도 있습니다. 하지만 이는 다른 모든 성공 가능성을 죽이는 거부 반응을 일으키는 최악의 선택입니다.</text:span></text:p>
      <text:p text:style-name="Autore"><text:span text:style-name="T27"/></text:p>
      <text:p text:style-name="P28"><text:span text:style-name="T17">초점을 맞춘 의사소통 전략</text:span></text:p>
      <text:p text:style-name="Autore"><text:span text:style-name="T101">MS 오피스에서 리브레오피스로 마이그레이션하는 과정에서 조직 내 </text:span><text:span text:style-name="T71">혼란을 줄이기 위해서는 모든 이해관계자(모든 오피스 스위트 사용자)들에게 전 조직적 변화와 같은 숨겨진 이야기들을 전달하는 것이 매우 중요합니다. 사실 두 오피스 스위트는 기능적인 면에서 거의 동일하지만, 사용자 입장에서는 수년간 익숙하게 사용해 온 프로그램을 변경해야 할 필요성을 못 느낄 수 있습니다.</text:span></text:p>
      <text:p text:style-name="P56"><text:span text:style-name="T101">그러한 사용자들을 이해시키기 위해 다음과 같은 메세지를 사용하는 것이 좋습니다.</text:span></text:p>
      <text:list xml:id="list3938255583828244560" text:style-name="L3">
        <text:list-item>
          <text:p text:style-name="P68">마이그레이션 작업의 과정과 정당성 등에 관한 개요</text:p>
        </text:list-item>
        <text:list-item>
          <text:p text:style-name="P60">리브레오피스와 자유 소프트웨어 기본 개념에 대한 간략한 소개</text:p>
        </text:list-item>
        <text:list-item>
          <text:p text:style-name="P60">마이그레이션 프로젝트 일정 안내: 각 과정에 직접 관계된 인원 표시</text:p>
        </text:list-item>
        <text:list-item>
          <text:p text:style-name="P60">협업 요청 및 권장: 각 사용자의 생산성에 지대한 영향을 미치는 문서/프로그램/작업 흐름 등에 관한 기여</text:p>
        </text:list-item>
        <text:list-item>
          <text:p text:style-name="P60">교육 일정 안내: 기본 교육 및 추가 교육 등</text:p>
        </text:list-item>
        <text:list-item>
          <text:p text:style-name="P60">교육 및 마이그레이션 작업 후에 지원될 새 인프라 안내</text:p>
        </text:list-item>
        <text:list-item>
          <text:p text:style-name="P60">전체 과정 중 피드백 요청: 피드백 관리를 위한 시스템 안내</text:p>
        </text:list-item>
      </text:list>
      <text:p text:style-name="Autore"><text:span text:style-name="T55">변경 관리</text:span><text:span text:style-name="T72">를 위한</text:span><text:span text:style-name="T55"> 의사소통 계획은 </text:span><text:span text:style-name="T72">조직 내부의 기능 단위 뿐만 아니라 각기 다른 유형의 사람들을 대상으로 신중하게 계획되어야 합니다.</text:span></text:p>
      <text:p text:style-name="P61"><text:soft-page-break/><text:span text:style-name="T55">사람들의 유형은 변화를 받아들이는 태도로 구분할 수 있습니다. 현대 시장 계획에서는 </text:span><text:span text:style-name="T102">혁신가(innovator), 얼리 어답터(Early Adopter), 초기 다수자(Early Majority), 후기 다수자(Late Majority), 늦깍이(Laggards) 또는 전통적인 보수주의자</text:span><text:span text:style-name="T55"> 등으로 구분합니다.</text:span></text:p>
      <text:p text:style-name="P63"><text:span text:style-name="T55">혁신가</text:span><text:span text:style-name="T102">(innovator)</text:span><text:span text:style-name="T55">는 본질적으로 항상 새로운 것을 추구하며 새롭거나 다른 기술을 받아들이는 데에도 앞장섭니다. 이들은 전체의 </text:span><text:span text:style-name="T103">2.5% 정도에 불과하고 때로는 실패를 하기도 하지만, 새로운 시도를 멈추지 않습니다. 이러한 사람들은 관리단에서 결정을 내리기도 전에 먼저 변화를 시도하곤 합니다.</text:span></text:p>
      <text:p text:style-name="P62"><text:span text:style-name="T102">얼리 어답터(Early Adopter)</text:span><text:span text:style-name="T103">는 전형적인 오피니언 리더들로, 새로운 변화가 가치있는지 직접 판단해보길 원하는 사람들입니다. 이들은 혁신가만큼 모험적이진 않지만 늘 새로운 것과 가치있는 것들을 긍정적인 관점에서 지켜봅니다.</text:span></text:p>
      <text:p text:style-name="P64"><text:span text:style-name="T103">얼리 어답터는 그들의 직위나 부서에 관계없이 존재합니다. 이러한 사람들의 영향력은 대단하며, 이들이 거부한 변화는 쓸모없는 일이 되기 일수이므로 변화를 위한 의사소통 계획은 얼리 어답터를 시작점으로 잡고 계획되어야 합니다. 얼리 어답터의 비율은 전체의 약</text:span><text:span text:style-name="T104">13.5% 정도입니다.</text:span></text:p>
      <text:p text:style-name="P65"><text:span text:style-name="T102">초기 다수자(Early Majority)는 얼리 어답터보다는 다소 보수적이어서, 그룹 내 평균적인 멤버들보다는 조금 일찍 변화를 받아들이지만, 새롭거나 흥미로운 것을 찾거나 지켜보지는 않습니다. 이들은 충분한 시간을 두고 “심사숙고” 끝에 변화를 받아들이지만 먼저 나서서 변화를 이끌지는 않습니다. 초기 다수자의 비율은 전체의 약</text:span><text:span text:style-name="T105">34% 정도입니다.</text:span></text:p>
      <text:p text:style-name="P65"><text:span text:style-name="T105">초기 다수자들은 얼리 어답터들의 격려나 리더십이 없으면 변화를 잘 받아들이지 않습니다. 이들은 다른 그룹보다 더 나은 평가를 받기 위해 많은 시간과 주의를 기울입니다. 이점을 얼마나 잘 파악하느냐에 따라 변화를 위한 의사소통 운동이 성공하거나 실패하기도 합니다.</text:span></text:p>
      <text:p text:style-name="P66"><text:span text:style-name="T102">후기 다수자(Late Majority)들은 변화의 필요성이나 중요성에는 관심이 없거나 거부할 수 없기 때문에 변화를 받아들입니다. 이들은 전체의 </text:span><text:span text:style-name="T106">34% 정도를 차지하며 이전 방식의 좋은 점을 보존하는 것을 선호합니다. 후기 다수자들은 얼리 어답터와 초기 다수자들을 설득한 뒤에 설득을 시도하는 것이 좋습니다.</text:span></text:p>
      <text:p text:style-name="P67"><text:span text:style-name="T102">늦깍이(Laggards) 또는 전통적인 보수주의자들은 이전 방식이 더 낫다고 믿는 사람들입니다. 이들은 전체의 </text:span><text:span text:style-name="T107">16% 정도를 차지하며, 때로는 다른 사람들의 행동에 동조하기도 하지만 여전히 사소하고 드러나지 않는 방법들을 통해 저항을 하곤 합니다.</text:span></text:p>
      <text:p text:style-name="P67"><text:span text:style-name="T107">위에서 언급한 전략들을 이용하여 변경 관리를 위한 의사소통 계획을 작성하면, 마이그레이션 작업을 좀더 쉽고 효과적으로 할 수 있습니다. 변경 관리 프로젝트가 너무 많으면, 관리 체계는 집중력을 잃고 자연스러운 지지자들을 확보하기도 전에 회의파나 비평파에게 공격당하게 됩니다.</text:span></text:p>
      <text:p text:style-name="P67"><text:span text:style-name="T107"/></text:p>
      <text:p text:style-name="P16"><text:soft-page-break/>리브레오피스 내려받기</text:p>
      <text:p text:style-name="Autore"><text:span text:style-name="T46">리브레오피스 </text:span><text:span text:style-name="T47">4.0 내려받기 : </text:span><text:a xlink:type="simple" xlink:href="http://ko.libreoffice.org/download"><text:span text:style-name="T47">http://ko.libreoffice.org/download</text:span></text:a><text:span text:style-name="T47"><text:line-break/>리브레오피스 확장 내려받기 : <text:s/></text:span><text:a xlink:type="simple" xlink:href="http://extensions.libreoffice.org/extension-center"><text:span text:style-name="T43">http://extensions.libreoffice.org/extension-center</text:span></text:a></text:p>
      <text:p text:style-name="P70"><text:span text:style-name="T48">리브레오피스</text:span><text:span text:style-name="T51">는 </text:span><text:span text:style-name="T52">10년의 역사를 갖는 오픈오피스(OpenOffice.org)를 기반으로 한 오피스 스위트 프로그램으로, 2010년 9월말에 발족한 </text:span><text:span text:style-name="T51">도큐먼트 재단</text:span><text:span text:style-name="T52">(The Document Foundation)에서 개발/배포하고 있습니다. 이에 대한 더 자세한 내용은 웹사이트를 참고하십시오. <text:s/></text:span><text:a xlink:type="simple" xlink:href="http://ko.libreoffice.org/"><text:span text:style-name="T52">http://ko.libreoffice.org</text:span></text:a></text:p>
      <text:p text:style-name="P70"><text:span text:style-name="T53">리브레오피스 사용자, 자유 소프트웨어 지지자, 커뮤니티 멤버들은 기부를 통하여 도큐먼트 재단을 지원할 수 있습니다.</text:span><text:span text:style-name="T54">(</text:span><text:a xlink:type="simple" xlink:href="http://donate.libreoffice.org/"><text:span text:style-name="T54">http://donate.libreoffice.org</text:span></text:a><text:span text:style-name="T54">) 이렇게 모아진 자금은 인프라 구축, 프로젝트의 인지도를 높이기 위한 마케팅 비용 등으로 사용됩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n" fo:country="US" style:font-name-asian="DejaVu Sans" style:font-size-asian="12pt" style:language-asian="it" style:country-asian="IT" style:font-name-complex="DejaVu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3pt" style:font-name-asian="Times New Roman" style:font-size-asian="13pt" style:language-asian="it" style:country-asian="I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sto_20_Base" style:class="text">
      <style:paragraph-properties fo:margin-left="0cm" fo:margin-right="0cm" fo:margin-top="0.423cm" fo:margin-bottom="0.423cm" style:contextual-spacing="false" fo:keep-together="always" fo:orphans="2" fo:widows="2" fo:text-indent="0cm" style:auto-text-indent="false" fo:keep-with-next="always"/>
      <style:text-properties fo:text-transform="uppercase" style:use-window-font-color="true" style:font-name="Times New Roman" fo:font-size="14pt" fo:font-weight="bold" style:letter-kerning="true" style:font-name-asian="Times New Roman" style:font-size-asian="14pt" style:font-weight-asian="bold" style:font-name-complex="Times New Roman" style:font-size-complex="12pt" style:language-complex="ar" style:country-complex="SA"/>
    </style:style>
    <style:style style:name="Heading_20_2" style:display-name="Heading 2" style:family="paragraph" style:parent-style-name="Standard" style:next-style-name="Testo_20_Base" style:class="text">
      <style:paragraph-properties fo:margin-left="0cm" fo:margin-right="0cm" fo:margin-top="0.388cm" fo:margin-bottom="0.388cm" style:contextual-spacing="false" style:line-height-at-least="0.176cm" fo:text-align="start" style:justify-single-word="false" fo:keep-together="always" fo:orphans="2" fo:widows="2" fo:text-indent="0cm" style:auto-text-indent="false" fo:keep-with-next="always"/>
      <style:text-properties style:use-window-font-color="true" style:font-name="Times New Roman" fo:font-size="11pt" style:font-name-asian="Times New Roman" style:font-size-asian="11pt" style:font-name-complex="Times New Roman" style:font-size-complex="11pt" style:language-complex="ar" style:country-complex="SA"/>
    </style:style>
    <style:style style:name="Heading_20_3" style:display-name="Heading 3" style:family="paragraph" style:parent-style-name="Standard" style:next-style-name="Testo_20_Base" style:class="text">
      <style:paragraph-properties fo:margin-left="0cm" fo:margin-right="0cm" fo:margin-top="0.353cm" fo:margin-bottom="0.353cm" style:contextual-spacing="false" fo:keep-together="always" fo:orphans="2" fo:widows="2" fo:text-indent="0cm" style:auto-text-indent="false" fo:keep-with-next="always"/>
      <style:text-properties style:use-window-font-color="true" style:font-name="Times New Roman" fo:font-size="11pt" fo:font-style="italic" style:font-name-asian="Times New Roman" style:font-size-asian="11pt" style:font-style-asian="italic" style:font-name-complex="Times New Roman" style:font-size-complex="10pt" style:language-complex="ar" style:country-complex="SA"/>
    </style:style>
    <style:style style:name="Heading_20_4" style:display-name="Heading 4" style:family="paragraph" style:parent-style-name="Standard" style:next-style-name="Standard" style:class="text">
      <style:paragraph-properties fo:margin-left="0cm" fo:margin-right="0cm" fo:margin-top="1.199cm" fo:margin-bottom="0.6cm" style:contextual-spacing="false" fo:keep-together="always" fo:text-indent="0cm" style:auto-text-indent="false" fo:keep-with-next="always">
        <style:tab-stops>
          <style:tab-stop style:position="0cm"/>
        </style:tab-stops>
      </style:paragraph-properties>
      <style:text-properties fo:font-size="14pt" style:font-size-asian="14pt"/>
    </style:style>
    <style:style style:name="Heading_20_5" style:display-name="Heading 5"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9pt" fo:font-style="italic" fo:font-weight="bold" style:font-size-asian="9pt" style:font-style-asian="italic" style:font-weight-asian="bold"/>
    </style:style>
    <style:style style:name="Intestazione1" style:family="paragraph" style:parent-style-name="Standard" style:next-style-name="Text_20_body">
      <style:paragraph-properties fo:margin-top="0.423cm" fo:margin-bottom="0.212cm" style:contextual-spacing="false" fo:keep-with-next="always"/>
      <style:text-properties style:font-name="Bitstream Vera Sans" fo:font-size="14pt" style:font-name-asian="HG Mincho Light J" style:font-size-asian="14pt" style:font-name-complex="Tahoma" style:font-size-complex="14pt"/>
    </style:style>
    <style:style style:name="Didascali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YACME_20_body_20_text" style:display-name="YACME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YACME_20_head_20_2" style:display-name="YACME head 2" style:family="paragraph" style:next-style-name="YACME_20_body_20_text">
      <style:paragraph-properties fo:margin-left="1.9cm" fo:margin-right="0cm" fo:margin-top="0.423cm" fo:margin-bottom="0.212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Arial" fo:font-size="16pt" fo:font-weight="bold" style:letter-kerning="true" style:font-name-asian="Times New Roman" style:font-size-asian="16pt" style:font-weight-asian="bold" style:font-name-complex="Times New Roman" style:font-size-complex="10pt" style:language-complex="ar" style:country-complex="SA" fo:hyphenate="false" fo:hyphenation-remain-char-count="2" fo:hyphenation-push-char-count="2"/>
    </style:style>
    <style:style style:name="YACME_20_table_20_body_20_text" style:display-name="YACME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Arial"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Footnote" style:family="paragraph" style:parent-style-name="Standard" style:class="extra">
      <style:paragraph-properties style:line-height-at-least="0.176cm">
        <style:tab-stops>
          <style:tab-stop style:position="0.75cm"/>
        </style:tab-stops>
      </style:paragraph-properties>
      <style:text-properties fo:color="#000000" fo:font-size="9pt" style:font-size-asian="9pt" style:font-size-complex="8pt"/>
    </style:style>
    <style:style style:name="Testo_20_Base" style:display-name="Testo Base" style:family="paragraph">
      <style:paragraph-properties fo:margin-top="0.212cm" fo:margin-bottom="0cm" style:contextual-spacing="false" fo:text-align="justify" style:justify-single-word="false" fo:orphans="2" fo:widows="2" fo:hyphenation-ladder-count="no-limit" style:text-autospace="ideograph-alpha" style:punctuation-wrap="hanging" style:line-break="strict" style:writing-mode="lr-tb"/>
      <style:text-properties fo:color="#000000" style:font-name="Times New Roman" fo:font-size="11pt" style:font-name-asian="Times New Roman" style:font-size-asian="11pt" style:language-asian="it" style:country-asian="IT" style:font-name-complex="Arial" style:font-size-complex="7.5pt" style:language-complex="ar" style:country-complex="SA" fo:hyphenate="false" fo:hyphenation-remain-char-count="2" fo:hyphenation-push-char-count="2"/>
    </style:style>
    <style:style style:name="Table" style:family="paragraph" style:parent-style-name="Testo_20_Base" style:class="extra">
      <style:paragraph-properties fo:margin-top="0cm" fo:margin-bottom="0cm" style:contextual-spacing="false" fo:text-align="start" style:justify-single-word="false"/>
      <style:text-properties fo:font-size="10pt" style:font-size-asian="10pt" style:font-size-complex="10pt"/>
    </style:style>
    <style:style style:name="Illustration" style:family="paragraph" style:parent-style-name="Didascalia1" style:class="extra"/>
    <style:style style:name="_2022__20_NCS_20_body_20_text" style:display-name="• NCS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2" style:display-name="• NCS head 2" style:family="paragraph" style:next-style-name="_2022__20_NCS_20_body_20_text">
      <style:paragraph-properties fo:margin-top="0.423cm" fo:margin-bottom="0.212cm" style:contextual-spacing="false" fo:orphans="0" fo:widows="0" fo:hyphenation-ladder-count="no-limit" fo:keep-with-next="always" style:text-autospace="ideograph-alpha" style:punctuation-wrap="hanging" style:line-break="strict" style:writing-mode="lr-tb"/>
      <style:text-properties style:use-window-font-color="true" style:font-name="Trebuchet MS" fo:font-size="18pt" fo:font-weight="bold" style:letter-kerning="true" style:font-name-asian="Times New Roman" style:font-size-asian="18pt" style:font-weight-asian="bold" style:font-name-complex="Times New Roman" style:font-size-complex="10pt" style:language-complex="ar" style:country-complex="SA" fo:hyphenate="false" fo:hyphenation-remain-char-count="2" fo:hyphenation-push-char-count="2"/>
    </style:style>
    <style:style style:name="_2022__20_NCS_20_bullet_20_list" style:display-name="• NCS bullet list" style:family="paragraph" style:list-style-name="WW8Num2">
      <style:paragraph-properties fo:margin-left="2.54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4" style:display-name="• NCS head 4"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2pt" fo:font-weight="bold" style:letter-kerning="true" style:font-name-asian="Times New Roman" style:font-size-asian="12pt" style:font-weight-asian="bold" style:font-name-complex="Times New Roman" style:font-size-complex="10pt" style:language-complex="ar" style:country-complex="SA" fo:hyphenate="false" fo:hyphenation-remain-char-count="2" fo:hyphenation-push-char-count="2"/>
    </style:style>
    <style:style style:name="_2022__20_NCS_20_table_20_body_20_text" style:display-name="• NCS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Corpo_20_del_20_testo_20_21" style:display-name="Corpo del testo 21" style:family="paragraph" style:parent-style-name="Standard">
      <style:paragraph-properties fo:line-height="150%" fo:text-align="justify" style:justify-single-word="false"/>
      <style:text-properties fo:font-size="13pt" style:font-size-asian="13pt" style:font-size-complex="13pt"/>
    </style:style>
    <style:style style:name="_5f_YA_20_elenco_20_puntato" style:display-name="_YA elenco puntato" style:family="paragraph">
      <style:paragraph-properties fo:margin-left="2cm" fo:margin-right="0cm" fo:margin-top="0cm" fo:margin-bottom="0cm" style:contextual-spacing="false" style:line-height-at-least="0.176cm"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5f_YA_20_corpo_20_del_20_testo" style:display-name="_YA corpo del testo" style:family="paragraph">
      <style:paragraph-properties fo:margin-left="1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Abstract" style:family="paragraph" style:parent-style-name="Testo_20_Base" style:next-style-name="Testo_20_Base" style:master-page-name="">
      <style:paragraph-properties style:page-number="auto"/>
      <style:text-properties fo:font-size="10pt" fo:font-style="italic" style:font-style-asian="italic" style:font-size-complex="9pt"/>
    </style:style>
    <style:style style:name="_2022__20_NCS_20_table_20_bullet_20_list" style:display-name="• NCS table bullet list" style:family="paragraph" style:list-style-name="WW8Num4">
      <style:paragraph-properties fo:margin-left="0.101cm" fo:margin-right="0cm" fo:margin-top="0.101cm" fo:margin-bottom="0.101cm" style:contextual-spacing="false" fo:orphans="2" fo:widows="2"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rebuchet MS"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_2022__20_NCS_20_head_20_5" style:display-name="• NCS head 5"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0.5pt" fo:font-weight="bold" style:letter-kerning="true" style:font-name-asian="Times New Roman" style:font-size-asian="10.5pt" style:font-weight-asian="bold" style:font-name-complex="Times New Roman" style:font-size-complex="10pt" style:language-complex="ar" style:country-complex="SA" fo:hyphenate="false" fo:hyphenation-remain-char-count="2" fo:hyphenation-push-char-count="2"/>
    </style:style>
    <style:style style:name="YACME_20_bullet_20_list" style:display-name="YACME bullet list" style:family="paragraph" style:list-style-name="WW8Num2">
      <style:paragraph-properties fo:margin-left="1.9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master-page-name="">
      <style:paragraph-properties fo:margin-left="0.635cm" fo:margin-right="0cm" fo:margin-top="0cm" fo:margin-bottom="0.212cm" style:contextual-spacing="false" fo:text-indent="-0.635cm" style:auto-text-indent="false" style:page-number="auto" fo:background-color="transparent" style:shadow="none">
        <style:tab-stops/>
        <style:background-image/>
      </style:paragraph-properties>
    </style:style>
    <style:style style:name="Numbering_20_1_20_End" style:display-name="Numbering 1 End" style:family="paragraph" style:parent-style-name="List"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Contents_20_2" style:class="index">
      <style:paragraph-properties fo:margin-left="1cm" fo:margin-right="0.501cm" fo:margin-top="0.212cm" fo:margin-bottom="0.212cm" style:contextual-spacing="false" fo:keep-together="always" fo:text-indent="-1cm" style:auto-text-indent="false">
        <style:tab-stops>
          <style:tab-stop style:position="13.503cm" style:type="right" style:leader-style="dotted" style:leader-text="."/>
        </style:tab-stops>
      </style:paragraph-properties>
      <style:text-properties fo:text-transform="uppercase" style:language-asian="it" style:country-asian="IT"/>
    </style:style>
    <style:style style:name="Contents_20_2" style:display-name="Contents 2" style:family="paragraph" style:parent-style-name="Standard" style:class="index">
      <style:paragraph-properties fo:margin-left="2cm" fo:margin-right="0.501cm" fo:margin-top="0cm" fo:margin-bottom="0cm" style:contextual-spacing="false" fo:keep-together="always" fo:text-indent="-1cm" style:auto-text-indent="false">
        <style:tab-stops>
          <style:tab-stop style:position="12.502cm" style:type="right" style:leader-style="dotted" style:leader-text="."/>
        </style:tab-stops>
      </style:paragraph-properties>
      <style:text-properties style:language-asian="it" style:country-asian="IT"/>
    </style:style>
    <style:style style:name="Contents_20_3" style:display-name="Contents 3" style:family="paragraph" style:parent-style-name="Standard" style:class="index">
      <style:paragraph-properties fo:margin-left="3cm" fo:margin-right="0.501cm" fo:margin-top="0cm" fo:margin-bottom="0cm" style:contextual-spacing="false" fo:keep-together="always" fo:text-indent="-1cm" style:auto-text-indent="false">
        <style:tab-stops>
          <style:tab-stop style:position="11.502cm" style:type="right" style:leader-style="dotted" style:leader-text="."/>
        </style:tab-stops>
      </style:paragraph-properties>
      <style:text-properties fo:font-size="11pt" style:font-size-asian="11pt" style:language-asian="it" style:country-asian="IT"/>
    </style:style>
    <style:style style:name="Contents_20_4" style:display-name="Contents 4" style:family="paragraph" style:parent-style-name="Standard" style:class="index">
      <style:paragraph-properties fo:margin-left="4.501cm" fo:margin-right="0.501cm" fo:margin-top="0cm" fo:margin-bottom="0cm" style:contextual-spacing="false" fo:text-align="justify" style:justify-single-word="false" fo:keep-together="always" fo:text-indent="-1.501cm" style:auto-text-indent="false">
        <style:tab-stops>
          <style:tab-stop style:position="10.001cm" style:type="right" style:leader-style="dotted" style:leader-text="."/>
        </style:tab-stops>
      </style:paragraph-properties>
      <style:text-properties fo:font-size="11pt" fo:font-style="italic" style:font-size-asian="11pt" style:language-asian="it" style:country-asian="IT" style:font-style-asian="italic"/>
    </style:style>
    <style:style style:name="Contents_20_5" style:display-name="Contents 5" style:family="paragraph" style:parent-style-name="Standard" style:next-style-name="Standard" style:class="index">
      <style:paragraph-properties fo:margin-left="1.834cm" fo:margin-right="0cm" fo:margin-top="0cm" fo:margin-bottom="0cm" style:contextual-spacing="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293cm" fo:margin-right="0cm" fo:margin-top="0cm" fo:margin-bottom="0cm" style:contextual-spacing="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752cm" fo:margin-right="0cm" fo:margin-top="0cm" fo:margin-bottom="0cm" style:contextual-spacing="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3.21cm" fo:margin-right="0cm" fo:margin-top="0cm" fo:margin-bottom="0cm" style:contextual-spacing="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669cm" fo:margin-right="0cm" fo:margin-top="0cm" fo:margin-bottom="0cm" style:contextual-spacing="false" fo:text-indent="0cm" style:auto-text-indent="false"/>
      <style:text-properties fo:font-size="9pt" style:font-size-asian="9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1.506cm" style:type="right" style:leader-style="dotted" style:leader-text="."/>
        </style:tab-stops>
      </style:paragraph-properties>
    </style:style>
    <style:style style:name="Subtitle" style:family="paragraph" style:parent-style-name="Standard" style:class="chapter"/>
    <style:style style:name="Dicitura"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WW-Caption" style:family="paragraph" style:parent-style-name="Standard" style:next-style-name="Standard">
      <style:paragraph-properties fo:margin-top="0.212cm" fo:margin-bottom="0.212cm" style:contextual-spacing="false" fo:text-align="justify" style:justify-single-word="false"/>
      <style:text-properties fo:font-weight="bold" style:font-weight-asian="bold"/>
    </style:style>
    <style:style style:name="ElencoPuntato" style:family="paragraph" style:parent-style-name="Standard" style:list-style-name="WW8Num1" style:master-page-name="">
      <style:paragraph-properties fo:margin-left="0cm" fo:margin-right="0cm" fo:margin-top="0cm" fo:margin-bottom="0cm" style:contextual-spacing="false" style:line-height-at-least="0.176cm" fo:text-align="justify" style:justify-single-word="false" fo:text-indent="0cm" style:auto-text-indent="false" style:page-number="auto" fo:background-color="transparent">
        <style:tab-stops>
          <style:tab-stop style:position="0cm"/>
        </style:tab-stops>
        <style:background-image/>
      </style:paragraph-properties>
      <style:text-properties fo:font-size="11pt" style:font-size-asian="11pt" style:font-size-complex="11pt"/>
    </style:style>
    <style:style style:name="WW-Table_20_of_20_Figures" style:display-name="WW-Table of Figures" style:family="paragraph" style:parent-style-name="Standard" style:next-style-name="Standard">
      <style:paragraph-properties fo:margin-left="2cm" fo:margin-right="0.497cm" fo:margin-top="0cm" fo:margin-bottom="0cm" style:contextual-spacing="false" fo:text-align="justify" style:justify-single-word="false" fo:text-indent="-2cm" style:auto-text-indent="false">
        <style:tab-stops>
          <style:tab-stop style:position="0cm"/>
          <style:tab-stop style:position="12.502cm" style:type="right" style:leader-style="dotted" style:leader-text="."/>
        </style:tab-stops>
      </style:paragraph-properties>
      <style:text-properties style:language-asian="it" style:country-asian="IT"/>
    </style:style>
    <style:style style:name="ElencoPuntato2" style:family="paragraph" style:parent-style-name="Standard" style:list-style-name="WW8Num1">
      <style:paragraph-properties fo:margin-left="0.771cm" fo:margin-right="0cm" fo:margin-top="0cm" fo:margin-bottom="0cm" style:contextual-spacing="false" style:line-height-at-least="0.176cm" fo:text-align="justify" style:justify-single-word="false" fo:text-indent="0cm" style:auto-text-indent="false">
        <style:tab-stops>
          <style:tab-stop style:position="0cm"/>
        </style:tab-stops>
      </style:paragraph-properties>
      <style:text-properties fo:font-size="11pt" style:font-size-asian="11pt" style:font-size-complex="11pt"/>
    </style:style>
    <style:style style:name="Figure" style:family="paragraph" style:parent-style-name="Testo_20_Base" style:next-style-name="TitoloFigure">
      <style:paragraph-properties fo:margin-top="0.423cm" fo:margin-bottom="0cm" style:contextual-spacing="false" fo:text-align="start" style:justify-single-word="false" fo:keep-with-next="always"/>
    </style:style>
    <style:style style:name="TitoloFigure" style:family="paragraph" style:parent-style-name="Testo_20_Base" style:next-style-name="Testo_20_Base">
      <style:paragraph-properties fo:margin-left="2.501cm" fo:margin-right="0cm" fo:margin-top="0.212cm" fo:margin-bottom="0.212cm" style:contextual-spacing="false" fo:text-align="start" style:justify-single-word="false" fo:text-indent="-2.501cm" style:auto-text-indent="false">
        <style:tab-stops>
          <style:tab-stop style:position="0cm"/>
        </style:tab-stops>
      </style:paragraph-properties>
      <style:text-properties fo:font-style="italic" style:font-style-asian="italic" style:font-size-complex="7.5pt"/>
    </style:style>
    <style:style style:name="Bibliografia" style:family="paragraph" style:parent-style-name="Testo_20_Base">
      <style:paragraph-properties fo:margin-left="0.501cm" fo:margin-right="0cm" fo:margin-top="0cm" fo:margin-bottom="0cm" style:contextual-spacing="false" fo:text-align="start" style:justify-single-word="false" fo:text-indent="-0.501cm" style:auto-text-indent="false"/>
    </style:style>
    <style:style style:name="TitoloPrincipale" style:family="paragraph" style:parent-style-name="Testo_20_Base" style:next-style-name="Autore">
      <style:paragraph-properties fo:margin-top="0cm" fo:margin-bottom="0.847cm" style:contextual-spacing="false" fo:text-align="center" style:justify-single-word="false"/>
      <style:text-properties fo:text-transform="uppercase" fo:font-size="16pt" style:font-size-asian="16pt" style:font-size-complex="16pt"/>
    </style:style>
    <style:style style:name="Autore" style:family="paragraph">
      <style:paragraph-properties fo:margin-left="0cm" fo:margin-right="0cm" fo:margin-top="0.21cm" fo:margin-bottom="0cm" style: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fo:color="#000000" style:font-name="Times New Roman" fo:font-size="12pt" style:font-name-asian="맑은 고딕1" style:font-size-asian="10pt" style:language-asian="ko" style:country-asian="KR" style:font-name-complex="Arial" style:font-size-complex="12pt" style:language-complex="ar" style:country-complex="SA" fo:hyphenate="false" fo:hyphenation-remain-char-count="2" fo:hyphenation-push-char-count="2"/>
    </style:style>
    <style:style style:name="NotaPiePagina" style:family="paragraph" style:parent-style-name="Footnote"/>
    <style:style style:name="Titolo1" style:family="paragraph" style:parent-style-name="Heading_20_1" style:default-outline-level="1" style:master-page-name="">
      <style:paragraph-properties style:line-height-at-least="0.6cm" style:page-number="auto" text:number-lines="true" text:line-number="0"/>
    </style:style>
    <style:style style:name="Titolo2" style:family="paragraph" style:parent-style-name="Heading_20_2" style:default-outline-level="2" style:master-page-name="">
      <style:paragraph-properties style:line-height-at-least="0.6cm" fo:text-align="justify" style:justify-single-word="false" style:page-number="auto" text:number-lines="true" text:line-number="0"/>
      <style:text-properties fo:font-weight="bold"/>
    </style:style>
    <style:style style:name="Titolo3" style:family="paragraph" style:parent-style-name="Heading_20_3" style:default-outline-level="3"/>
    <style:style style:name="Testo_20_fumetto" style:display-name="Testo fumetto"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 style:font-size-complex="10pt"/>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WW8Num2z0" style:family="text">
      <style:text-properties style:font-name="Symbol"/>
    </style:style>
    <style:style style:name="WW8Num3z0" style:family="text"/>
    <style:style style:name="WW8Num4z0" style:family="text">
      <style:text-properties style:font-name="Symbol"/>
    </style:style>
    <style:style style:name="WW8Num5z0" style:family="text">
      <style:text-properties style:font-name="Symbol"/>
    </style:style>
    <style:style style:name="WW8Num5z1" style:family="text">
      <style:text-properties style:font-name="OpenSymbol" style:font-name-complex="OpenSymbol"/>
    </style:style>
    <style:style style:name="WW8Num6z0" style:family="text">
      <style:text-properties style:font-name="Symbol"/>
    </style:style>
    <style:style style:name="WW8Num6z1" style:family="text">
      <style:text-properties style:font-name="OpenSymbol" style:font-name-complex="OpenSymbol"/>
    </style:style>
    <style:style style:name="WW8Num8z0" style:family="text">
      <style:text-properties style:font-name="Symbol"/>
    </style:style>
    <style:style style:name="WW8Num8z2" style:family="text">
      <style:text-properties style:font-name="StarSymbol" style:font-name-complex="OpenSymbol"/>
    </style:style>
    <style:style style:name="WW8Num8z3" style:family="text">
      <style:text-properties style:font-name="Wingdings" style:font-name-complex="OpenSymbol"/>
    </style:style>
    <style:style style:name="WW8Num8z4" style:family="text">
      <style:text-properties style:font-name="Wingdings 2" style:font-name-complex="OpenSymbol"/>
    </style:style>
    <style:style style:name="WW8Num9z0" style:family="text">
      <style:text-properties style:font-name="Symbol" fo:font-size="10pt" style:font-size-asian="10pt"/>
    </style:style>
    <style:style style:name="WW8Num9z2" style:family="text">
      <style:text-properties style:font-name="StarSymbol" style:font-name-complex="OpenSymbol"/>
    </style:style>
    <style:style style:name="WW8Num9z3" style:family="text">
      <style:text-properties style:font-name="Wingdings" style:font-name-complex="OpenSymbol"/>
    </style:style>
    <style:style style:name="WW8Num9z4" style:family="text">
      <style:text-properties style:font-name="Wingdings 2" style:font-name-complex="OpenSymbol"/>
    </style:style>
    <style:style style:name="WW8Num10z0" style:family="text">
      <style:text-properties style:font-name="Symbol"/>
    </style:style>
    <style:style style:name="WW8Num10z1" style:family="text">
      <style:text-properties style:font-name="OpenSymbol" style:font-name-complex="OpenSymbol"/>
    </style:style>
    <style:style style:name="WW8Num11z0" style:family="text">
      <style:text-properties style:font-name="Courier New" style:font-name-complex="Courier New"/>
    </style:style>
    <style:style style:name="WW8Num11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Arial" style:font-name-complex="OpenSymbol"/>
    </style:style>
    <style:style style:name="WW8Num14z2" style:family="text">
      <style:text-properties style:font-name="StarSymbol" style:font-name-complex="OpenSymbol"/>
    </style:style>
    <style:style style:name="WW8Num14z3" style:family="text">
      <style:text-properties style:font-name="Wingdings" style:font-name-complex="OpenSymbol"/>
    </style:style>
    <style:style style:name="WW8Num14z4" style:family="text">
      <style:text-properties style:font-name="Wingdings 2" style:font-name-complex="OpenSymbol"/>
    </style:style>
    <style:style style:name="WW8Num15z0" style:family="text">
      <style:text-properties style:font-name="Arial" style:font-name-complex="OpenSymbol"/>
    </style:style>
    <style:style style:name="WW8Num15z2" style:family="text">
      <style:text-properties style:font-name="StarSymbol" style:font-name-complex="OpenSymbol"/>
    </style:style>
    <style:style style:name="WW8Num15z3" style:family="text">
      <style:text-properties style:font-name="Wingdings" style:font-name-complex="OpenSymbol"/>
    </style:style>
    <style:style style:name="WW8Num15z4" style:family="text">
      <style:text-properties style:font-name="Wingdings 2" style:font-name-complex="OpenSymbol"/>
    </style:style>
    <style:style style:name="WW8Num16z0"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Wingdings 2" style:font-name-complex="OpenSymbol"/>
    </style:style>
    <style:style style:name="WW8Num17z0" style:family="text">
      <style:text-properties style:font-name="Arial" style:font-name-complex="OpenSymbol"/>
    </style:style>
    <style:style style:name="WW8Num17z2" style:family="text">
      <style:text-properties style:font-name="StarSymbol" style:font-name-complex="OpenSymbol"/>
    </style:style>
    <style:style style:name="WW8Num17z3" style:family="text">
      <style:text-properties style:font-name="Wingdings" style:font-name-complex="OpenSymbol"/>
    </style:style>
    <style:style style:name="WW8Num17z4" style:family="text">
      <style:text-properties style:font-name="Wingdings 2" style:font-name-complex="OpenSymbol"/>
    </style:style>
    <style:style style:name="WW8Num18z0" style:family="text">
      <style:text-properties style:font-name="Symbol" fo:font-size="10pt" style:font-size-asian="10pt"/>
    </style:style>
    <style:style style:name="Car._20_predefinito_20_paragrafo" style:display-name="Car. predefinito paragrafo" style:family="text"/>
    <style:style style:name="Bullet_20_Symbols" style:display-name="Bullet Symbols" style:family="text">
      <style:text-properties style:font-name="OpenSymbol1" style:font-name-asian="OpenSymbol1" style:font-name-complex="OpenSymbol1"/>
    </style:style>
    <style:style style:name="WW-Default_20_Paragraph_20_Font" style:display-name="WW-Default Paragraph Font" style:family="text"/>
    <style:style style:name="Footnote_20_Symbol" style:display-name="Footnote Symbol" style:family="text" style:parent-style-name="WW-Default_20_Paragraph_20_Font">
      <style:text-properties style:text-position="super 58%"/>
    </style:style>
    <style:style style:name="Rimando_20_nota_20_a_20_piè_20_di_20_pagina" style:display-name="Rimando nota a piè di pagina" style:family="text">
      <style:text-properties style:text-position="super 58%"/>
    </style:style>
    <style:style style:name="WW8Num191z0" style:family="text">
      <style:text-properties style:font-name="Symbol"/>
    </style:style>
    <style:style style:name="WW8Num247z0" style:family="text">
      <style:text-properties style:font-name="Symbol"/>
    </style:style>
    <style:style style:name="Numbering_20_Symbols" style:display-name="Numbering Symbols"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Rimando_20_nota_20_di_20_chiusura" style:display-name="Rimando nota di chiusura"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Absatz-Standardschriftart" style:family="text"/>
    <style:style style:name="WW8Num7z0" style:family="text">
      <style:text-properties style:font-name="Symbol"/>
    </style:style>
    <style:style style:name="WW8Num11z2" style:family="text">
      <style:text-properties style:font-name="Wingdings"/>
    </style:style>
    <style:style style:name="WW8Num11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style style:name="WW8Num23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31z0" style:family="text">
      <style:text-properties style:font-name="Symbol"/>
    </style:style>
    <style:style style:name="WW8Num33z0"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umberland AMT" style:font-name-asian="Cumberland AMT" style:font-name-complex="Cumberland AM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499cm" text:min-label-width="0.499cm"/>
        <style:text-properties style:font-name="StarSymbol1"/>
      </text:list-level-style-bullet>
      <text:list-level-style-bullet text:level="3" text:style-name="WW8Num1z2" text:bullet-char="">
        <style:list-level-properties text:space-before="2.54cm" text:min-label-width="0.635cm"/>
        <style:text-properties style:font-name="Wingdings"/>
      </text:list-level-style-bullet>
      <text:list-level-style-bullet text:level="4" text:style-name="WW8Num1z0" text:bullet-char="">
        <style:list-level-properties text:space-before="3.81cm" text:min-label-width="0.635cm"/>
        <style:text-properties style:font-name="Symbol"/>
      </text:list-level-style-bullet>
      <text:list-level-style-bullet text:level="5" text:style-name="WW8Num1z1" text:bullet-char="o">
        <style:list-level-properties text:space-before="5.08cm" text:min-label-width="0.635cm"/>
        <style:text-properties style:font-name="Courier New1"/>
      </text:list-level-style-bullet>
      <text:list-level-style-bullet text:level="6" text:style-name="WW8Num1z2" text:bullet-char="">
        <style:list-level-properties text:space-before="6.35cm" text:min-label-width="0.635cm"/>
        <style:text-properties style:font-name="Wingdings"/>
      </text:list-level-style-bullet>
      <text:list-level-style-bullet text:level="7" text:style-name="WW8Num1z0" text:bullet-char="">
        <style:list-level-properties text:space-before="7.62cm" text:min-label-width="0.635cm"/>
        <style:text-properties style:font-name="Symbol"/>
      </text:list-level-style-bullet>
      <text:list-level-style-bullet text:level="8" text:style-name="WW8Num1z1" text:bullet-char="o">
        <style:list-level-properties text:space-before="8.89cm" text:min-label-width="0.635cm"/>
        <style:text-properties style:font-name="Courier New1"/>
      </text:list-level-style-bullet>
      <text:list-level-style-bullet text:level="9" text:style-name="WW8Num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MP2" style:family="paragraph" style:parent-style-name="Header_20_left">
      <style:text-properties style:text-underline-style="solid" style:text-underline-type="double" style:text-underline-width="auto" style:text-underline-color="font-colo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3cm" fo:margin-left="3cm" fo:margin-right="3cm" fo:background-color="#ffffff" style:writing-mode="lr-tb" style:layout-grid-color="#c0c0c0" style:layout-grid-lines="37" style:layout-grid-base-height="0.459cm" style:layout-grid-ruby-height="0.176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3cm" fo:margin-left="0cm" fo:margin-right="0cm" fo:margin-bottom="1cm" style:dynamic-spacing="false"/>
      </style:header-style>
      <style:footer-style/>
    </style:page-layout>
    <style:page-layout style:name="Mpm2">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3" text:anchor-type="paragraph" svg:x="11.596cm" svg:y="0.418cm" svg:width="3.41cm" svg:height="1.192cm" draw:z-index="7"><draw:image xlink:href="Pictures/10000201000001930000008D0A797014.png" xlink:type="simple" xlink:show="embed" xlink:actuate="onLoad"/></draw:frame></text:p>
      </style:header>
      <style:header-first style:display="false">
        <text:p text:style-name="MP1"><draw:frame draw:style-name="Mfr1" draw:name="graphics1" text:anchor-type="paragraph" svg:x="-0.005cm" svg:y="0cm" svg:width="6.221cm" svg:height="1.991cm" draw:z-index="0"><draw:image xlink:href="Pictures/10000201000001F4000000A0E13E424D.png" xlink:type="simple" xlink:show="embed" xlink:actuate="onLoad"/></draw:frame>백서(白書)</text:p>
      </style:header-first>
      <style:header-left style:display="false">
        <text:p text:style-name="MP2"><draw:frame draw:style-name="Mfr1" draw:name="graphics2" text:anchor-type="paragraph" svg:x="11.596cm" svg:y="0.418cm" svg:width="3.41cm" svg:height="1.192cm" draw:z-index="4"><draw:image xlink:href="Pictures/10000201000001930000008D0A797014.png" xlink:type="simple" xlink:show="embed" xlink:actuate="onLoad"/></draw:frame></text:p>
      </style:header-left>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MIGRAZIONE AL DESKTOP LINUX</dc:title>
    <meta:initial-creator>Peter Venkman</meta:initial-creator>
    <meta:creation-date>2009-06-02T11:22:00</meta:creation-date>
    <dc:date>2013-06-27T16:42:09.79</dc:date>
    <meta:print-date>2009-06-03T08:35:12</meta:print-date>
    <meta:editing-cycles>270</meta:editing-cycles>
    <meta:editing-duration>P2DT12H32M29S</meta:editing-duration>
    <meta:generator>LibreOffice/4.0.3.3$Windows_x86 LibreOffice_project/0eaa50a932c8f2199a615e1eb30f7ac74279539</meta:generator>
    <meta:printed-by>Peter Venkman</meta:printed-by>
    <dc:creator>Choi Jihui</dc:creator>
    <meta:document-statistic meta:table-count="0" meta:image-count="3" meta:object-count="0" meta:page-count="9" meta:paragraph-count="87" meta:word-count="7562" meta:character-count="10427" meta:non-whitespace-character-count="8195"/>
  </office:meta>
</office:document-meta>
</file>